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Ubuntu" svg:font-family="Ubuntu" style:font-family-generic="swiss"/>
    <style:font-face style:name="Courier New1" svg:font-family="'Courier New'" style:font-family-generic="modern" style:font-pitch="fixed"/>
    <style:font-face style:name="Courier" svg:font-family="Courier" style:font-family-generic="moder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6cm" fo:margin-left="0cm" table:align="left" style:writing-mode="lr-tb"/>
    </style:style>
    <style:style style:name="Table2.A" style:family="table-column">
      <style:table-column-properties style:column-width="2.531cm"/>
    </style:style>
    <style:style style:name="Table2.B" style:family="table-column">
      <style:table-column-properties style:column-width="2.554cm"/>
    </style:style>
    <style:style style:name="Table2.C" style:family="table-column">
      <style:table-column-properties style:column-width="2.529cm"/>
    </style:style>
    <style:style style:name="Table2.E" style:family="table-column">
      <style:table-column-properties style:column-width="7.431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6cm" fo:margin-left="0cm" table:align="left" style:writing-mode="lr-tb"/>
    </style:style>
    <style:style style:name="Table3.A" style:family="table-column">
      <style:table-column-properties style:column-width="2.531cm"/>
    </style:style>
    <style:style style:name="Table3.B" style:family="table-column">
      <style:table-column-properties style:column-width="2.554cm"/>
    </style:style>
    <style:style style:name="Table3.C" style:family="table-column">
      <style:table-column-properties style:column-width="2.529cm"/>
    </style:style>
    <style:style style:name="Table3.E" style:family="table-column">
      <style:table-column-properties style:column-width="7.431cm"/>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Text_20_body">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text-properties style:use-window-font-color="true" style:font-name="TimesNewRomanPSMT" fo:font-size="12pt" fo:language="en" fo:country="US" style:font-name-asian="Times New Roman" style:font-size-asian="12pt" style:font-name-complex="Times New Roman" style:font-size-complex="12pt" style:language-complex="ar" style:country-complex="SA"/>
    </style:style>
    <style:style style:name="P4" style:family="paragraph" style:parent-style-name="Standard">
      <style:text-properties style:font-name="TimesNewRomanPSMT" fo:font-size="12pt"/>
    </style:style>
    <style:style style:name="P5" style:family="paragraph" style:parent-style-name="Heading_20_1" style:list-style-name="Numbering_20_2">
      <style:paragraph-properties fo:break-before="page"/>
    </style:style>
    <style:style style:name="P6" style:family="paragraph" style:parent-style-name="Heading_20_1" style:list-style-name="Numbering_20_2"/>
    <style:style style:name="P7" style:family="paragraph" style:parent-style-name="Standard">
      <style:paragraph-properties fo:margin-top="0cm" fo:margin-bottom="0cm"/>
      <style:text-properties style:font-name="Courier" fo:font-size="8pt" style:font-size-asian="8pt" style:font-size-complex="8pt"/>
    </style:style>
    <style:style style:name="P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1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3"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14" style:family="paragraph" style:parent-style-name="Footer">
      <style:paragraph-properties>
        <style:tab-stops>
          <style:tab-stop style:position="7.62cm" style:type="center"/>
          <style:tab-stop style:position="16.51cm" style:type="right"/>
        </style:tab-stops>
      </style:paragraph-properties>
    </style:style>
    <style:style style:name="P15" style:family="paragraph" style:parent-style-name="Footer">
      <style:paragraph-properties>
        <style:tab-stops>
          <style:tab-stop style:position="7.223cm"/>
        </style:tab-stops>
      </style:paragraph-properties>
    </style:style>
    <style:style style:name="P1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style:font-name="TimesNewRomanPSMT"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style:font-name="TimesNewRomanPSMT" fo:font-size="12pt"/>
    </style:style>
    <style:style style:name="P19" style:family="paragraph" style:parent-style-name="Standard">
      <style:text-properties style:font-name="Courier"/>
    </style:style>
    <style:style style:name="P20" style:family="paragraph" style:parent-style-name="Standard">
      <style:text-properties fo:font-size="12pt" style:font-size-asian="12pt" style:font-size-complex="12pt"/>
    </style:style>
    <style:style style:name="P21" style:family="paragraph" style:parent-style-name="Text_20_body">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paragraph-properties fo:margin-top="0cm" fo:margin-bottom="0cm"/>
      <style:text-properties style:font-name="Courier" fo:font-size="8pt" style:font-size-asian="8pt" style:font-size-complex="8pt"/>
    </style:style>
    <style:style style:name="P2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59cm" style:type="right" style:leader-style="dotted" style:leader-text="."/>
        </style:tab-stops>
      </style:paragraph-properties>
    </style:style>
    <style:style style:name="P26" style:family="paragraph" style:parent-style-name="Contents_20_3">
      <style:paragraph-properties>
        <style:tab-stops>
          <style:tab-stop style:position="17.59cm" style:type="right" style:leader-style="dotted" style:leader-text="."/>
        </style:tab-stops>
      </style:paragraph-properties>
    </style:style>
    <style:style style:name="P27" style:family="paragraph" style:parent-style-name="Heading_20_1" style:list-style-name="Numbering_20_2"/>
    <style:style style:name="P28" style:family="paragraph" style:parent-style-name="Heading_20_1" style:list-style-name="Numbering_20_2">
      <style:paragraph-properties fo:break-before="page"/>
    </style:style>
    <style:style style:name="P29" style:family="paragraph" style:parent-style-name="Heading_20_1" style:master-page-name="First_20_Page">
      <style:paragraph-properties style:page-number="auto"/>
    </style:style>
    <style:style style:name="P30" style:family="paragraph" style:parent-style-name="Standard">
      <style:text-properties style:use-window-font-color="true" style:font-name="TimesNewRomanPSMT"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style:writing-mode="lr-tb"/>
    </style:style>
    <style:style style:name="P4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tyle="italic" style:text-underline-style="none" style:font-style-asian="italic" style:font-style-complex="italic"/>
    </style:style>
    <style:style style:name="T6" style:family="text">
      <style:text-properties fo:font-size="10pt" style:font-size-asian="10pt" style:font-size-complex="10pt"/>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21960960" text:id="ct105553121960960">
          <text:insertion>
            <office:change-info>
              <dc:creator>Bob Jacobsen</dc:creator>
              <dc:date>2015-02-07T15:54:00</dc:date>
            </office:change-info>
          </text:insertion>
        </text:changed-region>
        <text:changed-region xml:id="ct105553121985152" text:id="ct105553121985152">
          <text:insertion>
            <office:change-info>
              <dc:creator>Bob Jacobsen</dc:creator>
              <dc:date>2015-02-07T15:55:00</dc:date>
            </office:change-info>
          </text:insertion>
        </text:changed-region>
        <text:changed-region xml:id="ct106102877799808" text:id="ct106102877799808">
          <text:insertion>
            <office:change-info>
              <dc:creator>Balazs Racz</dc:creator>
              <dc:date>2015-02-12T22:59:00</dc:date>
            </office:change-info>
          </text:insertion>
        </text:changed-region>
        <text:changed-region xml:id="ct105553121954048" text:id="ct105553121954048">
          <text:deletion>
            <office:change-info>
              <dc:creator>D.E. Goodman-Wilson</dc:creator>
              <dc:date>2014-09-19T10:39:00</dc:date>
            </office:change-info>
            <text:p text:style-name="Standard">Minimal introductory material, only the stuff that's absolutely needed to understand the Standard</text:p>
          </text:deletion>
        </text:changed-region>
        <text:changed-region xml:id="ct105553119921600" text:id="ct105553119921600">
          <text:insertion>
            <office:change-info>
              <dc:creator>D.E. Goodman-Wilson</dc:creator>
              <dc:date>2014-09-19T10:39:00</dc:date>
            </office:change-info>
          </text:insertion>
        </text:changed-region>
        <text:changed-region xml:id="ct105553121975168" text:id="ct105553121975168">
          <text:deletion>
            <office:change-info>
              <dc:creator>Bob Jacobsen</dc:creator>
              <dc:date>2015-02-07T15:31:00</dc:date>
            </office:change-info>
            <text:p text:style-name="Standard">storage</text:p>
          </text:deletion>
        </text:changed-region>
        <text:changed-region xml:id="ct105553119897408" text:id="ct105553119897408">
          <text:insertion>
            <office:change-info>
              <dc:creator>Bob Jacobsen</dc:creator>
              <dc:date>2015-02-07T15:31:00</dc:date>
            </office:change-info>
          </text:insertion>
        </text:changed-region>
        <text:changed-region xml:id="ct105553121960192" text:id="ct105553121960192">
          <text:insertion>
            <office:change-info>
              <dc:creator>D.E. Goodman-Wilson</dc:creator>
              <dc:date>2014-09-19T10:39:00</dc:date>
            </office:change-info>
          </text:insertion>
        </text:changed-region>
        <text:changed-region xml:id="ct105553119923712" text:id="ct105553119923712">
          <text:insertion>
            <office:change-info>
              <dc:creator>D.E. Goodman-Wilson</dc:creator>
              <dc:date>2014-09-19T10:40:00</dc:date>
            </office:change-info>
          </text:insertion>
        </text:changed-region>
        <text:changed-region xml:id="ct105553122001664" text:id="ct105553122001664">
          <text:deletion>
            <office:change-info>
              <dc:creator>Bob Jacobsen</dc:creator>
              <dc:date>2015-02-07T15:31:00</dc:date>
            </office:change-info>
            <text:p text:style-name="Standard">d</text:p>
          </text:deletion>
        </text:changed-region>
        <text:changed-region xml:id="ct105553121914112" text:id="ct105553121914112">
          <text:insertion>
            <office:change-info>
              <dc:creator>Bob Jacobsen</dc:creator>
              <dc:date>2015-02-07T15:31:00</dc:date>
            </office:change-info>
          </text:insertion>
        </text:changed-region>
        <text:changed-region xml:id="ct105553121949248" text:id="ct105553121949248">
          <text:insertion>
            <office:change-info>
              <dc:creator>D.E. Goodman-Wilson</dc:creator>
              <dc:date>2014-09-19T10:40:00</dc:date>
            </office:change-info>
          </text:insertion>
        </text:changed-region>
        <text:changed-region xml:id="ct105553121996864" text:id="ct105553121996864">
          <text:deletion>
            <office:change-info>
              <dc:creator>D.E. Goodman-Wilson</dc:creator>
              <dc:date>2014-09-19T10:40:00</dc:date>
            </office:change-info>
            <text:p text:style-name="Standard">.</text:p>
          </text:deletion>
        </text:changed-region>
        <text:changed-region xml:id="ct105553119874560" text:id="ct105553119874560">
          <text:insertion>
            <office:change-info>
              <dc:creator>Bob Jacobsen</dc:creator>
              <dc:date>2015-02-07T15:21:00</dc:date>
            </office:change-info>
          </text:insertion>
        </text:changed-region>
        <text:changed-region xml:id="ct105553119928896" text:id="ct105553119928896">
          <text:insertion>
            <office:change-info>
              <dc:creator>Bob Jacobsen</dc:creator>
              <dc:date>2015-02-07T15:31:00</dc:date>
            </office:change-info>
          </text:insertion>
        </text:changed-region>
        <text:changed-region xml:id="ct105553121991104" text:id="ct105553121991104">
          <text:deletion>
            <office:change-info>
              <dc:creator>Bob Jacobsen</dc:creator>
              <dc:date>2015-02-07T15:21:00</dc:date>
            </office:change-info>
            <text:p text:style-name="Standard">Intended</text:p>
          </text:deletion>
        </text:changed-region>
        <text:changed-region xml:id="ct105553119930432" text:id="ct105553119930432">
          <text:deletion>
            <office:change-info>
              <dc:creator>D.E. Goodman-Wilson</dc:creator>
              <dc:date>2014-09-19T10:41:00</dc:date>
            </office:change-info>
            <text:p text:style-name="Standard">Any limitations to the area of use of the Standard</text:p>
          </text:deletion>
        </text:changed-region>
        <text:changed-region xml:id="ct105553119849792" text:id="ct105553119849792">
          <text:insertion>
            <office:change-info>
              <dc:creator>Bob Jacobsen</dc:creator>
              <dc:date>2015-02-07T15:21:00</dc:date>
            </office:change-info>
          </text:insertion>
        </text:changed-region>
        <text:changed-region xml:id="ct105553119841536" text:id="ct105553119841536">
          <text:insertion>
            <office:change-info>
              <dc:creator>D.E. Goodman-Wilson</dc:creator>
              <dc:date>2014-09-19T10:41:00</dc:date>
            </office:change-info>
          </text:insertion>
        </text:changed-region>
        <text:changed-region xml:id="ct105553124027200" text:id="ct105553124027200">
          <text:deletion>
            <office:change-info>
              <dc:creator>Bob Jacobsen</dc:creator>
              <dc:date>2015-02-07T15:22:00</dc:date>
            </office:change-info>
            <text:p text:style-name="Standard"><text:s/>to </text:p>
          </text:deletion>
        </text:changed-region>
        <text:changed-region xml:id="ct105553122000896" text:id="ct105553122000896">
          <text:insertion>
            <office:change-info>
              <dc:creator>Bob Jacobsen</dc:creator>
              <dc:date>2015-02-07T15:22:00</dc:date>
            </office:change-info>
          </text:insertion>
        </text:changed-region>
        <text:changed-region xml:id="ct105553124024320" text:id="ct105553124024320">
          <text:insertion>
            <office:change-info>
              <dc:creator>D.E. Goodman-Wilson</dc:creator>
              <dc:date>2014-09-19T10:41:00</dc:date>
            </office:change-info>
          </text:insertion>
        </text:changed-region>
        <text:changed-region xml:id="ct105553119852096" text:id="ct105553119852096">
          <text:insertion>
            <office:change-info>
              <dc:creator>Bob Jacobsen</dc:creator>
              <dc:date>2015-02-07T15:22:00</dc:date>
            </office:change-info>
          </text:insertion>
        </text:changed-region>
        <text:changed-region xml:id="ct105553121976128" text:id="ct105553121976128">
          <text:insertion>
            <office:change-info>
              <dc:creator>D.E. Goodman-Wilson</dc:creator>
              <dc:date>2014-09-19T10:41:00</dc:date>
            </office:change-info>
          </text:insertion>
        </text:changed-region>
        <text:changed-region xml:id="ct105553121942720" text:id="ct105553121942720">
          <text:insertion>
            <office:change-info>
              <dc:creator>D Harris</dc:creator>
              <dc:date>2015-02-14T14:02:00</dc:date>
            </office:change-info>
          </text:insertion>
        </text:changed-region>
        <text:changed-region xml:id="ct105553121953472" text:id="ct105553121953472">
          <text:insertion>
            <office:change-info>
              <dc:creator>D.E. Goodman-Wilson</dc:creator>
              <dc:date>2014-09-19T10:41:00</dc:date>
            </office:change-info>
          </text:insertion>
        </text:changed-region>
        <text:changed-region xml:id="ct105553119858240" text:id="ct105553119858240">
          <text:deletion>
            <office:change-info>
              <dc:creator>Bob Jacobsen</dc:creator>
              <dc:date>2015-02-07T15:22:00</dc:date>
            </office:change-info>
            <text:p text:style-name="Standard">.</text:p>
          </text:deletion>
        </text:changed-region>
        <text:changed-region xml:id="ct105553121941568" text:id="ct105553121941568">
          <text:deletion>
            <office:change-info>
              <dc:creator>D.E. Goodman-Wilson</dc:creator>
              <dc:date>2014-09-19T10:41:00</dc:date>
            </office:change-info>
            <text:p text:style-name="Standard">.</text:p>
          </text:deletion>
        </text:changed-region>
        <text:changed-region xml:id="ct105553119901440" text:id="ct105553119901440">
          <text:deletion>
            <office:change-info>
              <dc:creator>Bob Jacobsen</dc:creator>
              <dc:date>2015-02-07T15:22:00</dc:date>
            </office:change-info>
            <text:p text:style-name="Standard">s</text:p>
          </text:deletion>
        </text:changed-region>
        <text:changed-region xml:id="ct105553119910656" text:id="ct105553119910656">
          <text:insertion>
            <office:change-info>
              <dc:creator>Bob Jacobsen</dc:creator>
              <dc:date>2015-02-07T15:22:00</dc:date>
            </office:change-info>
          </text:insertion>
        </text:changed-region>
        <text:changed-region xml:id="ct105553122000704" text:id="ct105553122000704">
          <text:insertion>
            <office:change-info>
              <dc:creator>Bob Jacobsen</dc:creator>
              <dc:date>2015-02-07T15:21:00</dc:date>
            </office:change-info>
          </text:insertion>
        </text:changed-region>
        <text:changed-region xml:id="ct105553121998784" text:id="ct105553121998784">
          <text:insertion>
            <office:change-info>
              <dc:creator>Unknown Author</dc:creator>
              <dc:date>2015-02-12T20:03:00</dc:date>
            </office:change-info>
          </text:insertion>
        </text:changed-region>
        <text:changed-region xml:id="ct105553119929664" text:id="ct105553119929664">
          <text:deletion>
            <office:change-info>
              <dc:creator>Unknown Author</dc:creator>
              <dc:date>2015-02-12T20:03:00</dc:date>
            </office:change-info>
            <text:p text:style-name="Standard"><text:s/></text:p>
          </text:deletion>
        </text:changed-region>
        <text:changed-region xml:id="ct105553119864768" text:id="ct105553119864768">
          <text:insertion>
            <office:change-info>
              <dc:creator>Unknown Author</dc:creator>
              <dc:date>2015-02-12T20:03:00</dc:date>
            </office:change-info>
          </text:insertion>
        </text:changed-region>
        <text:changed-region xml:id="ct105553119856704" text:id="ct105553119856704">
          <text:insertion>
            <office:change-info>
              <dc:creator>Unknown Author</dc:creator>
              <dc:date>2015-02-12T20:04:00</dc:date>
            </office:change-info>
          </text:insertion>
        </text:changed-region>
        <text:changed-region xml:id="ct105553121993984" text:id="ct105553121993984">
          <text:insertion>
            <office:change-info>
              <dc:creator>Unknown Author</dc:creator>
              <dc:date>2015-02-12T20:06:00</dc:date>
            </office:change-info>
          </text:insertion>
        </text:changed-region>
        <text:changed-region xml:id="ct106102877809600" text:id="ct106102877809600">
          <text:insertion>
            <office:change-info>
              <dc:creator>D Harris</dc:creator>
              <dc:date>2015-02-14T14:03:00</dc:date>
            </office:change-info>
          </text:insertion>
        </text:changed-region>
        <text:changed-region xml:id="ct106102877833408" text:id="ct106102877833408">
          <text:insertion>
            <office:change-info>
              <dc:creator>Unknown Author</dc:creator>
              <dc:date>2015-02-12T20:06:00</dc:date>
            </office:change-info>
          </text:insertion>
        </text:changed-region>
        <text:changed-region xml:id="ct105553121960576" text:id="ct105553121960576">
          <text:insertion>
            <office:change-info>
              <dc:creator>Unknown Author</dc:creator>
              <dc:date>2015-02-12T20:07:00</dc:date>
            </office:change-info>
          </text:insertion>
        </text:changed-region>
        <text:changed-region xml:id="ct105553119836160" text:id="ct105553119836160">
          <text:insertion>
            <office:change-info>
              <dc:creator>Unknown Author</dc:creator>
              <dc:date>2015-02-12T20:08:00</dc:date>
            </office:change-info>
          </text:insertion>
        </text:changed-region>
        <text:changed-region xml:id="ct105553119878592" text:id="ct105553119878592">
          <text:deletion>
            <office:change-info>
              <dc:creator>Bob Jacobsen</dc:creator>
              <dc:date>2015-02-07T15:27:00</dc:date>
            </office:change-info>
            <text:h text:style-name="Heading_20_1" text:outline-level="1">Normative</text:h>
          </text:deletion>
        </text:changed-region>
        <text:changed-region xml:id="ct105553119886656" text:id="ct105553119886656">
          <text:insertion>
            <office:change-info>
              <dc:creator>Bob Jacobsen</dc:creator>
              <dc:date>2015-02-07T15:27:00</dc:date>
            </office:change-info>
          </text:insertion>
        </text:changed-region>
        <text:changed-region xml:id="ct105553121964608" text:id="ct105553121964608">
          <text:deletion>
            <office:change-info>
              <dc:creator>D.E. Goodman-Wilson</dc:creator>
              <dc:date>2014-09-19T10:46:00</dc:date>
            </office:change-info>
            <text:h text:style-name="Heading_20_1" text:outline-level="1"/>
            <text:p text:style-name="Standard"/>
          </text:deletion>
        </text:changed-region>
        <text:changed-region xml:id="ct105553121917568" text:id="ct105553121917568">
          <text:deletion>
            <office:change-info>
              <dc:creator>D.E. Goodman-Wilson</dc:creator>
              <dc:date>2014-09-19T10:42:00</dc:date>
            </office:change-info>
            <text:h text:style-name="Heading_20_1" text:outline-level="1">Citations to other docs, as needed.</text:h>
          </text:deletion>
        </text:changed-region>
        <text:changed-region xml:id="ct105553119878976" text:id="ct105553119878976">
          <text:insertion>
            <office:change-info>
              <dc:creator>Bob Jacobsen</dc:creator>
              <dc:date>2015-02-07T15:24:00</dc:date>
            </office:change-info>
          </text:insertion>
        </text:changed-region>
        <text:changed-region xml:id="ct105553124008000" text:id="ct105553124008000">
          <text:deletion>
            <office:change-info>
              <dc:creator>D.E. Goodman-Wilson</dc:creator>
              <dc:date>2014-09-19T10:42:00</dc:date>
            </office:change-info>
            <text:p text:style-name="Standard"/>
            <text:p text:style-name="Standard"/>
          </text:deletion>
        </text:changed-region>
        <text:changed-region xml:id="ct105553119857088" text:id="ct105553119857088">
          <text:insertion>
            <office:change-info>
              <dc:creator>Bob Jacobsen</dc:creator>
              <dc:date>2015-02-07T15:24:00</dc:date>
            </office:change-info>
          </text:insertion>
        </text:changed-region>
        <text:changed-region xml:id="ct105553121923136" text:id="ct105553121923136">
          <text:insertion>
            <office:change-info>
              <dc:creator>Bob Jacobsen</dc:creator>
              <dc:date>2015-02-08T11:38:00</dc:date>
            </office:change-info>
          </text:insertion>
        </text:changed-region>
        <text:changed-region xml:id="ct105553119915456" text:id="ct105553119915456">
          <text:insertion>
            <office:change-info>
              <dc:creator>Bob Jacobsen</dc:creator>
              <dc:date>2015-02-07T15:25:00</dc:date>
            </office:change-info>
          </text:insertion>
        </text:changed-region>
        <text:changed-region xml:id="ct105553121913728" text:id="ct105553121913728">
          <text:insertion>
            <office:change-info>
              <dc:creator>Bob Jacobsen</dc:creator>
              <dc:date>2015-02-08T11:38:00</dc:date>
            </office:change-info>
          </text:insertion>
        </text:changed-region>
        <text:changed-region xml:id="ct106102877750464" text:id="ct106102877750464">
          <text:insertion>
            <office:change-info>
              <dc:creator>D Harris</dc:creator>
              <dc:date>2015-02-14T14:04:00</dc:date>
            </office:change-info>
          </text:insertion>
        </text:changed-region>
        <text:changed-region xml:id="ct105553119871296" text:id="ct105553119871296">
          <text:insertion>
            <office:change-info>
              <dc:creator>Bob Jacobsen</dc:creator>
              <dc:date>2015-02-07T15:52:00</dc:date>
            </office:change-info>
          </text:insertion>
        </text:changed-region>
        <text:changed-region xml:id="ct105553121979776" text:id="ct105553121979776">
          <text:insertion>
            <office:change-info>
              <dc:creator>Bob Jacobsen</dc:creator>
              <dc:date>2015-02-07T15:53:00</dc:date>
            </office:change-info>
          </text:insertion>
        </text:changed-region>
        <text:changed-region xml:id="ct105553119887232" text:id="ct105553119887232">
          <text:insertion>
            <office:change-info>
              <dc:creator>Bob Jacobsen</dc:creator>
              <dc:date>2015-02-07T15:55:00</dc:date>
            </office:change-info>
          </text:insertion>
        </text:changed-region>
        <text:changed-region xml:id="ct105553119869760" text:id="ct105553119869760">
          <text:deletion>
            <office:change-info>
              <dc:creator>Bob Jacobsen</dc:creator>
              <dc:date>2015-02-07T15:59:00</dc:date>
            </office:change-info>
            <text:h text:style-name="Heading_20_1" text:outline-level="1">Format</text:h>
          </text:deletion>
        </text:changed-region>
        <text:changed-region xml:id="ct105553119934272" text:id="ct105553119934272">
          <text:insertion>
            <office:change-info>
              <dc:creator>Bob Jacobsen</dc:creator>
              <dc:date>2015-02-07T15:59:00</dc:date>
            </office:change-info>
          </text:insertion>
        </text:changed-region>
        <text:changed-region xml:id="ct105553121915264" text:id="ct105553121915264">
          <text:insertion>
            <office:change-info>
              <dc:creator>D.E. Goodman-Wilson</dc:creator>
              <dc:date>2014-09-19T10:43:00</dc:date>
            </office:change-info>
          </text:insertion>
        </text:changed-region>
        <text:changed-region xml:id="ct105553119936192" text:id="ct105553119936192">
          <text:deletion>
            <office:change-info>
              <dc:creator>Balazs Racz</dc:creator>
              <dc:date>2015-02-13T00:08:00</dc:date>
            </office:change-info>
            <text:h text:style-name="Heading_20_1" text:outline-level="1">n</text:h>
          </text:deletion>
        </text:changed-region>
        <text:changed-region xml:id="ct105553119892416" text:id="ct105553119892416">
          <text:insertion>
            <office:change-info>
              <dc:creator>Balazs Racz</dc:creator>
              <dc:date>2015-02-13T00:08:00</dc:date>
            </office:change-info>
          </text:insertion>
        </text:changed-region>
        <text:changed-region xml:id="ct105553121939840" text:id="ct105553121939840">
          <text:insertion>
            <office:change-info>
              <dc:creator>D.E. Goodman-Wilson</dc:creator>
              <dc:date>2014-09-19T10:43:00</dc:date>
            </office:change-info>
          </text:insertion>
        </text:changed-region>
        <text:changed-region xml:id="ct105553121971328" text:id="ct105553121971328">
          <text:insertion>
            <office:change-info>
              <dc:creator>Bob Jacobsen</dc:creator>
              <dc:date>2015-02-07T15:59:00</dc:date>
            </office:change-info>
          </text:insertion>
        </text:changed-region>
        <text:changed-region xml:id="ct105553121998208" text:id="ct105553121998208">
          <text:insertion>
            <office:change-info>
              <dc:creator>D Harris</dc:creator>
              <dc:date>2015-02-14T14:05:00</dc:date>
            </office:change-info>
          </text:insertion>
        </text:changed-region>
        <text:changed-region xml:id="ct105553121922176" text:id="ct105553121922176">
          <text:insertion>
            <office:change-info>
              <dc:creator>Bob Jacobsen</dc:creator>
              <dc:date>2015-02-07T15:59:00</dc:date>
            </office:change-info>
          </text:insertion>
        </text:changed-region>
        <text:changed-region xml:id="ct105553124012032" text:id="ct105553124012032">
          <text:insertion>
            <office:change-info>
              <dc:creator>D Harris</dc:creator>
              <dc:date>2015-02-14T14:06:00</dc:date>
            </office:change-info>
          </text:insertion>
        </text:changed-region>
        <text:changed-region xml:id="ct105553121937152" text:id="ct105553121937152">
          <text:insertion>
            <office:change-info>
              <dc:creator>Bob Jacobsen</dc:creator>
              <dc:date>2015-02-07T15:59:00</dc:date>
            </office:change-info>
          </text:insertion>
        </text:changed-region>
        <text:changed-region xml:id="ct105553121945216" text:id="ct105553121945216">
          <text:insertion>
            <office:change-info>
              <dc:creator>Bob Jacobsen</dc:creator>
              <dc:date>2015-02-07T16:03:00</dc:date>
            </office:change-info>
          </text:insertion>
        </text:changed-region>
        <text:changed-region xml:id="ct105553121976512" text:id="ct105553121976512">
          <text:insertion>
            <office:change-info>
              <dc:creator>Bob Jacobsen</dc:creator>
              <dc:date>2015-02-07T15:44:00</dc:date>
            </office:change-info>
          </text:insertion>
        </text:changed-region>
        <text:changed-region xml:id="ct105553119916416" text:id="ct105553119916416">
          <text:insertion>
            <office:change-info>
              <dc:creator>Bob Jacobsen</dc:creator>
              <dc:date>2015-02-07T15:46:00</dc:date>
            </office:change-info>
          </text:insertion>
        </text:changed-region>
        <text:changed-region xml:id="ct105553121916416" text:id="ct105553121916416">
          <text:insertion>
            <office:change-info>
              <dc:creator>Bob Jacobsen</dc:creator>
              <dc:date>2015-02-07T15:47:00</dc:date>
            </office:change-info>
          </text:insertion>
        </text:changed-region>
        <text:changed-region xml:id="ct105553117835968" text:id="ct105553117835968">
          <text:insertion>
            <office:change-info>
              <dc:creator>Unknown Author</dc:creator>
              <dc:date>2015-02-12T19:23:00</dc:date>
            </office:change-info>
          </text:insertion>
        </text:changed-region>
        <text:changed-region xml:id="ct106102875643904" text:id="ct106102875643904">
          <text:insertion>
            <office:change-info>
              <dc:creator>D Harris</dc:creator>
              <dc:date>2015-02-14T14:07:00</dc:date>
            </office:change-info>
          </text:insertion>
        </text:changed-region>
        <text:changed-region xml:id="ct106102877767552" text:id="ct106102877767552">
          <text:insertion>
            <office:change-info>
              <dc:creator>Unknown Author</dc:creator>
              <dc:date>2015-02-12T19:23:00</dc:date>
            </office:change-info>
          </text:insertion>
        </text:changed-region>
        <text:changed-region xml:id="ct105553121927552" text:id="ct105553121927552">
          <text:insertion>
            <office:change-info>
              <dc:creator>Unknown Author</dc:creator>
              <dc:date>2015-02-12T19:24:00</dc:date>
            </office:change-info>
          </text:insertion>
        </text:changed-region>
        <text:changed-region xml:id="ct105553119878784" text:id="ct105553119878784">
          <text:insertion>
            <office:change-info>
              <dc:creator>Bob Jacobsen</dc:creator>
              <dc:date>2015-02-07T15:47:00</dc:date>
            </office:change-info>
          </text:insertion>
        </text:changed-region>
        <text:changed-region xml:id="ct105553119820032" text:id="ct105553119820032">
          <text:insertion>
            <office:change-info>
              <dc:creator>Bob Jacobsen</dc:creator>
              <dc:date>2015-02-07T15:48:00</dc:date>
            </office:change-info>
          </text:insertion>
        </text:changed-region>
        <text:changed-region xml:id="ct106102879852800" text:id="ct106102879852800">
          <text:insertion>
            <office:change-info>
              <dc:creator>D Harris</dc:creator>
              <dc:date>2015-02-14T14:08:00</dc:date>
            </office:change-info>
          </text:insertion>
        </text:changed-region>
        <text:changed-region xml:id="ct106102875681152" text:id="ct106102875681152">
          <text:insertion>
            <office:change-info>
              <dc:creator>Bob Jacobsen</dc:creator>
              <dc:date>2015-02-07T15:48:00</dc:date>
            </office:change-info>
          </text:insertion>
        </text:changed-region>
        <text:changed-region xml:id="ct105553124003008" text:id="ct105553124003008">
          <text:insertion>
            <office:change-info>
              <dc:creator>Bob Jacobsen</dc:creator>
              <dc:date>2015-02-07T16:05:00</dc:date>
            </office:change-info>
          </text:insertion>
        </text:changed-region>
        <text:changed-region xml:id="ct105553119890304" text:id="ct105553119890304">
          <text:insertion>
            <office:change-info>
              <dc:creator>Bob Jacobsen</dc:creator>
              <dc:date>2015-02-07T16:08:00</dc:date>
            </office:change-info>
          </text:insertion>
        </text:changed-region>
        <text:changed-region xml:id="ct105553122002816" text:id="ct105553122002816">
          <text:insertion>
            <office:change-info>
              <dc:creator>Bob Jacobsen</dc:creator>
              <dc:date>2015-02-07T16:09:00</dc:date>
            </office:change-info>
          </text:insertion>
        </text:changed-region>
        <text:changed-region xml:id="ct105553119934464" text:id="ct105553119934464">
          <text:insertion>
            <office:change-info>
              <dc:creator>Bob Jacobsen</dc:creator>
              <dc:date>2015-02-07T16:14:00</dc:date>
            </office:change-info>
          </text:insertion>
        </text:changed-region>
        <text:changed-region xml:id="ct105553121971904" text:id="ct105553121971904">
          <text:insertion>
            <office:change-info>
              <dc:creator>Bob Jacobsen</dc:creator>
              <dc:date>2015-02-07T17:05:00</dc:date>
            </office:change-info>
          </text:insertion>
        </text:changed-region>
        <text:changed-region xml:id="ct105553122001856" text:id="ct105553122001856">
          <text:insertion>
            <office:change-info>
              <dc:creator>D Harris</dc:creator>
              <dc:date>2015-02-14T14:09:00</dc:date>
            </office:change-info>
          </text:insertion>
        </text:changed-region>
        <text:changed-region xml:id="ct105553119927936" text:id="ct105553119927936">
          <text:insertion>
            <office:change-info>
              <dc:creator>Bob Jacobsen</dc:creator>
              <dc:date>2015-02-07T17:05:00</dc:date>
            </office:change-info>
          </text:insertion>
        </text:changed-region>
        <text:changed-region xml:id="ct105553121999360" text:id="ct105553121999360">
          <text:deletion>
            <office:change-info>
              <dc:creator>Unknown Author</dc:creator>
              <dc:date>2015-02-12T19:22:00</dc:date>
            </office:change-info>
            <text:p text:style-name="P1"><text:s text:c="2"/></text:p>
          </text:deletion>
        </text:changed-region>
        <text:changed-region xml:id="ct105553119855936" text:id="ct105553119855936">
          <text:insertion>
            <office:change-info>
              <dc:creator>D.E. Goodman-Wilson</dc:creator>
              <dc:date>2014-09-19T10:43:00</dc:date>
            </office:change-info>
          </text:insertion>
        </text:changed-region>
        <text:changed-region xml:id="ct105553119879168" text:id="ct105553119879168">
          <text:deletion>
            <office:change-info>
              <dc:creator>Bob Jacobsen</dc:creator>
              <dc:date>2015-02-07T15:44:00</dc:date>
            </office:change-info>
            <text:h text:style-name="Heading_20_2" text:outline-level="2">Use of XML</text:h>
          </text:deletion>
        </text:changed-region>
        <text:changed-region xml:id="ct105553121983808" text:id="ct105553121983808">
          <text:insertion>
            <office:change-info>
              <dc:creator>Bob Jacobsen</dc:creator>
              <dc:date>2015-02-07T15:57:00</dc:date>
            </office:change-info>
          </text:insertion>
        </text:changed-region>
        <text:changed-region xml:id="ct105553119833856" text:id="ct105553119833856">
          <text:insertion>
            <office:change-info>
              <dc:creator>Bob Jacobsen</dc:creator>
              <dc:date>2015-02-07T15:44:00</dc:date>
            </office:change-info>
          </text:insertion>
        </text:changed-region>
        <text:changed-region xml:id="ct105553119924480" text:id="ct105553119924480">
          <text:insertion>
            <office:change-info>
              <dc:creator>Bob Jacobsen</dc:creator>
              <dc:date>2015-02-07T17:10:00</dc:date>
            </office:change-info>
          </text:insertion>
        </text:changed-region>
        <text:changed-region xml:id="ct105553119827904" text:id="ct105553119827904">
          <text:insertion>
            <office:change-info>
              <dc:creator>Bob Jacobsen</dc:creator>
              <dc:date>2015-02-07T15:26:00</dc:date>
            </office:change-info>
          </text:insertion>
        </text:changed-region>
        <text:changed-region xml:id="ct105553122027968" text:id="ct105553122027968">
          <text:insertion>
            <office:change-info>
              <dc:creator>Bob Jacobsen</dc:creator>
              <dc:date>2015-02-07T17:10:00</dc:date>
            </office:change-info>
          </text:insertion>
        </text:changed-region>
        <text:changed-region xml:id="ct105553119882432" text:id="ct105553119882432">
          <text:insertion>
            <office:change-info>
              <dc:creator>Unknown Author</dc:creator>
              <dc:date>2015-02-12T19:24:00</dc:date>
            </office:change-info>
          </text:insertion>
        </text:changed-region>
        <text:changed-region xml:id="ct105553119877824" text:id="ct105553119877824">
          <text:insertion>
            <office:change-info>
              <dc:creator>Unknown Author</dc:creator>
              <dc:date>2015-02-12T19:27:00</dc:date>
            </office:change-info>
          </text:insertion>
        </text:changed-region>
        <text:changed-region xml:id="ct105553121988608" text:id="ct105553121988608">
          <text:insertion>
            <office:change-info>
              <dc:creator>Unknown Author</dc:creator>
              <dc:date>2015-02-12T19:28:00</dc:date>
            </office:change-info>
          </text:insertion>
        </text:changed-region>
        <text:changed-region xml:id="ct105553121915456" text:id="ct105553121915456">
          <text:insertion>
            <office:change-info>
              <dc:creator>Unknown Author</dc:creator>
              <dc:date>2015-02-12T19:32:00</dc:date>
            </office:change-info>
          </text:insertion>
        </text:changed-region>
        <text:changed-region xml:id="ct105553119925056" text:id="ct105553119925056">
          <text:insertion>
            <office:change-info>
              <dc:creator>Unknown Author</dc:creator>
              <dc:date>2015-02-12T19:29:00</dc:date>
            </office:change-info>
          </text:insertion>
        </text:changed-region>
        <text:changed-region xml:id="ct105553121912960" text:id="ct105553121912960">
          <text:insertion>
            <office:change-info>
              <dc:creator>Unknown Author</dc:creator>
              <dc:date>2015-02-12T19:30:00</dc:date>
            </office:change-info>
          </text:insertion>
        </text:changed-region>
        <text:changed-region xml:id="ct105553121974784" text:id="ct105553121974784">
          <text:insertion>
            <office:change-info>
              <dc:creator>Unknown Author</dc:creator>
              <dc:date>2015-02-12T19:45:00</dc:date>
            </office:change-info>
          </text:insertion>
        </text:changed-region>
        <text:changed-region xml:id="ct105553121934464" text:id="ct105553121934464">
          <text:insertion>
            <office:change-info>
              <dc:creator>Unknown Author</dc:creator>
              <dc:date>2015-02-12T19:31:00</dc:date>
            </office:change-info>
          </text:insertion>
        </text:changed-region>
        <text:changed-region xml:id="ct105553119891072" text:id="ct105553119891072">
          <text:insertion>
            <office:change-info>
              <dc:creator>Unknown Author</dc:creator>
              <dc:date>2015-02-12T19:32:00</dc:date>
            </office:change-info>
          </text:insertion>
        </text:changed-region>
        <text:changed-region xml:id="ct105553122001088" text:id="ct105553122001088">
          <text:insertion>
            <office:change-info>
              <dc:creator>Bob Jacobsen</dc:creator>
              <dc:date>2015-02-07T17:10:00</dc:date>
            </office:change-info>
          </text:insertion>
        </text:changed-region>
        <text:changed-region xml:id="ct105553121971520" text:id="ct105553121971520">
          <text:insertion>
            <office:change-info>
              <dc:creator>Unknown Author</dc:creator>
              <dc:date>2015-02-12T19:32:00</dc:date>
            </office:change-info>
          </text:insertion>
        </text:changed-region>
        <text:changed-region xml:id="ct105553119918720" text:id="ct105553119918720">
          <text:insertion>
            <office:change-info>
              <dc:creator>Unknown Author</dc:creator>
              <dc:date>2015-02-12T19:34:00</dc:date>
            </office:change-info>
          </text:insertion>
        </text:changed-region>
        <text:changed-region xml:id="ct105553124016064" text:id="ct105553124016064">
          <text:insertion>
            <office:change-info>
              <dc:creator>Unknown Author</dc:creator>
              <dc:date>2015-02-12T19:35:00</dc:date>
            </office:change-info>
          </text:insertion>
        </text:changed-region>
        <text:changed-region xml:id="ct106102877811520" text:id="ct106102877811520">
          <text:insertion>
            <office:change-info>
              <dc:creator>Unknown Author</dc:creator>
              <dc:date>2015-02-12T19:36:00</dc:date>
            </office:change-info>
          </text:insertion>
        </text:changed-region>
        <text:changed-region xml:id="ct106102877812672" text:id="ct106102877812672">
          <text:insertion>
            <office:change-info>
              <dc:creator>Unknown Author</dc:creator>
              <dc:date>2015-02-12T19:36:00</dc:date>
            </office:change-info>
          </text:insertion>
        </text:changed-region>
        <text:changed-region xml:id="ct106102877751616" text:id="ct106102877751616">
          <text:insertion>
            <office:change-info>
              <dc:creator>Unknown Author</dc:creator>
              <dc:date>2015-02-12T19:36:00</dc:date>
            </office:change-info>
          </text:insertion>
        </text:changed-region>
        <text:changed-region xml:id="ct106102875704768" text:id="ct106102875704768">
          <text:insertion>
            <office:change-info>
              <dc:creator>Unknown Author</dc:creator>
              <dc:date>2015-02-12T19:36:00</dc:date>
            </office:change-info>
          </text:insertion>
        </text:changed-region>
        <text:changed-region xml:id="ct106102877723968" text:id="ct106102877723968">
          <text:insertion>
            <office:change-info>
              <dc:creator>Unknown Author</dc:creator>
              <dc:date>2015-02-12T19:36:00</dc:date>
            </office:change-info>
          </text:insertion>
        </text:changed-region>
        <text:changed-region xml:id="ct106102875707264" text:id="ct106102875707264">
          <text:insertion>
            <office:change-info>
              <dc:creator>Unknown Author</dc:creator>
              <dc:date>2015-02-12T19:36:00</dc:date>
            </office:change-info>
          </text:insertion>
        </text:changed-region>
        <text:changed-region xml:id="ct106102877760832" text:id="ct106102877760832">
          <text:insertion>
            <office:change-info>
              <dc:creator>D Harris</dc:creator>
              <dc:date>2015-02-14T14:10:00</dc:date>
            </office:change-info>
          </text:insertion>
        </text:changed-region>
        <text:changed-region xml:id="ct106102879849152" text:id="ct106102879849152">
          <text:insertion>
            <office:change-info>
              <dc:creator>Unknown Author</dc:creator>
              <dc:date>2015-02-12T19:36:00</dc:date>
            </office:change-info>
          </text:insertion>
        </text:changed-region>
        <text:changed-region xml:id="ct106102877720320" text:id="ct106102877720320">
          <text:insertion>
            <office:change-info>
              <dc:creator>Unknown Author</dc:creator>
              <dc:date>2015-02-12T19:36:00</dc:date>
            </office:change-info>
          </text:insertion>
        </text:changed-region>
        <text:changed-region xml:id="ct106102877846080" text:id="ct106102877846080">
          <text:insertion>
            <office:change-info>
              <dc:creator>Unknown Author</dc:creator>
              <dc:date>2015-02-12T19:36:00</dc:date>
            </office:change-info>
          </text:insertion>
        </text:changed-region>
        <text:changed-region xml:id="ct106102877778880" text:id="ct106102877778880">
          <text:insertion>
            <office:change-info>
              <dc:creator>Unknown Author</dc:creator>
              <dc:date>2015-02-12T19:36:00</dc:date>
            </office:change-info>
          </text:insertion>
        </text:changed-region>
        <text:changed-region xml:id="ct106102877754304" text:id="ct106102877754304">
          <text:insertion>
            <office:change-info>
              <dc:creator>D Harris</dc:creator>
              <dc:date>2015-02-14T14:14:00</dc:date>
            </office:change-info>
          </text:insertion>
        </text:changed-region>
        <text:changed-region xml:id="ct106102877794048" text:id="ct106102877794048">
          <text:insertion>
            <office:change-info>
              <dc:creator>Unknown Author</dc:creator>
              <dc:date>2015-02-12T19:36:00</dc:date>
            </office:change-info>
          </text:insertion>
        </text:changed-region>
        <text:changed-region xml:id="ct106102879827072" text:id="ct106102879827072">
          <text:insertion>
            <office:change-info>
              <dc:creator>Unknown Author</dc:creator>
              <dc:date>2015-02-12T19:36:00</dc:date>
            </office:change-info>
          </text:insertion>
        </text:changed-region>
        <text:changed-region xml:id="ct106102877788672" text:id="ct106102877788672">
          <text:insertion>
            <office:change-info>
              <dc:creator>Unknown Author</dc:creator>
              <dc:date>2015-02-12T19:36:00</dc:date>
            </office:change-info>
          </text:insertion>
        </text:changed-region>
        <text:changed-region xml:id="ct106102879821312" text:id="ct106102879821312">
          <text:insertion>
            <office:change-info>
              <dc:creator>Unknown Author</dc:creator>
              <dc:date>2015-02-12T19:36:00</dc:date>
            </office:change-info>
          </text:insertion>
        </text:changed-region>
        <text:changed-region xml:id="ct106102875689600" text:id="ct106102875689600">
          <text:insertion>
            <office:change-info>
              <dc:creator>Unknown Author</dc:creator>
              <dc:date>2015-02-12T19:36:00</dc:date>
            </office:change-info>
          </text:insertion>
        </text:changed-region>
        <text:changed-region xml:id="ct106102877776768" text:id="ct106102877776768">
          <text:insertion>
            <office:change-info>
              <dc:creator>Unknown Author</dc:creator>
              <dc:date>2015-02-12T19:36:00</dc:date>
            </office:change-info>
          </text:insertion>
        </text:changed-region>
        <text:changed-region xml:id="ct106102877754880" text:id="ct106102877754880">
          <text:insertion>
            <office:change-info>
              <dc:creator>Unknown Author</dc:creator>
              <dc:date>2015-02-12T19:36:00</dc:date>
            </office:change-info>
          </text:insertion>
        </text:changed-region>
        <text:changed-region xml:id="ct106102877799424" text:id="ct106102877799424">
          <text:insertion>
            <office:change-info>
              <dc:creator>Unknown Author</dc:creator>
              <dc:date>2015-02-12T19:36:00</dc:date>
            </office:change-info>
          </text:insertion>
        </text:changed-region>
        <text:changed-region xml:id="ct106102877805568" text:id="ct106102877805568">
          <text:insertion>
            <office:change-info>
              <dc:creator>Unknown Author</dc:creator>
              <dc:date>2015-02-12T19:36:00</dc:date>
            </office:change-info>
          </text:insertion>
        </text:changed-region>
        <text:changed-region xml:id="ct106102877732800" text:id="ct106102877732800">
          <text:insertion>
            <office:change-info>
              <dc:creator>Unknown Author</dc:creator>
              <dc:date>2015-02-12T19:36:00</dc:date>
            </office:change-info>
          </text:insertion>
        </text:changed-region>
        <text:changed-region xml:id="ct106102877793856" text:id="ct106102877793856">
          <text:insertion>
            <office:change-info>
              <dc:creator>Unknown Author</dc:creator>
              <dc:date>2015-02-12T19:36:00</dc:date>
            </office:change-info>
          </text:insertion>
        </text:changed-region>
        <text:changed-region xml:id="ct106102877783296" text:id="ct106102877783296">
          <text:insertion>
            <office:change-info>
              <dc:creator>Unknown Author</dc:creator>
              <dc:date>2015-02-12T19:36:00</dc:date>
            </office:change-info>
          </text:insertion>
        </text:changed-region>
        <text:changed-region xml:id="ct106102877751808" text:id="ct106102877751808">
          <text:insertion>
            <office:change-info>
              <dc:creator>Unknown Author</dc:creator>
              <dc:date>2015-02-12T19:36:00</dc:date>
            </office:change-info>
          </text:insertion>
        </text:changed-region>
        <text:changed-region xml:id="ct106102877781376" text:id="ct106102877781376">
          <text:insertion>
            <office:change-info>
              <dc:creator>Unknown Author</dc:creator>
              <dc:date>2015-02-12T19:36:00</dc:date>
            </office:change-info>
          </text:insertion>
        </text:changed-region>
        <text:changed-region xml:id="ct106102875702464" text:id="ct106102875702464">
          <text:insertion>
            <office:change-info>
              <dc:creator>Unknown Author</dc:creator>
              <dc:date>2015-02-12T19:36:00</dc:date>
            </office:change-info>
          </text:insertion>
        </text:changed-region>
        <text:changed-region xml:id="ct106102877813632" text:id="ct106102877813632">
          <text:insertion>
            <office:change-info>
              <dc:creator>Unknown Author</dc:creator>
              <dc:date>2015-02-12T19:36:00</dc:date>
            </office:change-info>
          </text:insertion>
        </text:changed-region>
        <text:changed-region xml:id="ct106102875662144" text:id="ct106102875662144">
          <text:insertion>
            <office:change-info>
              <dc:creator>Unknown Author</dc:creator>
              <dc:date>2015-02-12T19:36:00</dc:date>
            </office:change-info>
          </text:insertion>
        </text:changed-region>
        <text:changed-region xml:id="ct106102877718592" text:id="ct106102877718592">
          <text:insertion>
            <office:change-info>
              <dc:creator>Unknown Author</dc:creator>
              <dc:date>2015-02-12T19:36:00</dc:date>
            </office:change-info>
          </text:insertion>
        </text:changed-region>
        <text:changed-region xml:id="ct106102875654272" text:id="ct106102875654272">
          <text:insertion>
            <office:change-info>
              <dc:creator>Unknown Author</dc:creator>
              <dc:date>2015-02-12T19:36:00</dc:date>
            </office:change-info>
          </text:insertion>
        </text:changed-region>
        <text:changed-region xml:id="ct106102875690752" text:id="ct106102875690752">
          <text:insertion>
            <office:change-info>
              <dc:creator>Unknown Author</dc:creator>
              <dc:date>2015-02-12T19:36:00</dc:date>
            </office:change-info>
          </text:insertion>
        </text:changed-region>
        <text:changed-region xml:id="ct106102877788480" text:id="ct106102877788480">
          <text:insertion>
            <office:change-info>
              <dc:creator>Unknown Author</dc:creator>
              <dc:date>2015-02-12T19:36:00</dc:date>
            </office:change-info>
          </text:insertion>
        </text:changed-region>
        <text:changed-region xml:id="ct105553121994176" text:id="ct105553121994176">
          <text:insertion>
            <office:change-info>
              <dc:creator>D Harris</dc:creator>
              <dc:date>2015-02-14T14:11:00</dc:date>
            </office:change-info>
          </text:insertion>
        </text:changed-region>
        <text:changed-region xml:id="ct105553119823872" text:id="ct105553119823872">
          <text:insertion>
            <office:change-info>
              <dc:creator>Unknown Author</dc:creator>
              <dc:date>2015-02-12T19:47:00</dc:date>
            </office:change-info>
          </text:insertion>
        </text:changed-region>
        <text:changed-region xml:id="ct105553119877440" text:id="ct105553119877440">
          <text:insertion>
            <office:change-info>
              <dc:creator>Unknown Author</dc:creator>
              <dc:date>2015-02-12T19:45:00</dc:date>
            </office:change-info>
          </text:insertion>
        </text:changed-region>
        <text:changed-region xml:id="ct105553121928704" text:id="ct105553121928704">
          <text:insertion>
            <office:change-info>
              <dc:creator>Unknown Author</dc:creator>
              <dc:date>2015-02-12T19:46:00</dc:date>
            </office:change-info>
          </text:insertion>
        </text:changed-region>
        <text:changed-region xml:id="ct106652631489856" text:id="ct106652631489856">
          <text:insertion>
            <office:change-info>
              <dc:creator>D Harris</dc:creator>
              <dc:date>2015-02-14T14:12:00</dc:date>
            </office:change-info>
          </text:insertion>
        </text:changed-region>
        <text:changed-region xml:id="ct106652631551488" text:id="ct106652631551488">
          <text:insertion>
            <office:change-info>
              <dc:creator>Unknown Author</dc:creator>
              <dc:date>2015-02-12T19:46:00</dc:date>
            </office:change-info>
          </text:insertion>
        </text:changed-region>
        <text:changed-region xml:id="ct105553121905856" text:id="ct105553121905856">
          <text:insertion>
            <office:change-info>
              <dc:creator>Unknown Author</dc:creator>
              <dc:date>2015-02-12T19:46:00</dc:date>
            </office:change-info>
          </text:insertion>
        </text:changed-region>
        <text:changed-region xml:id="ct105553121936960" text:id="ct105553121936960">
          <text:insertion>
            <office:change-info>
              <dc:creator>Unknown Author</dc:creator>
              <dc:date>2015-02-12T19:59:00</dc:date>
            </office:change-info>
          </text:insertion>
        </text:changed-region>
        <text:changed-region xml:id="ct105553119896832" text:id="ct105553119896832">
          <text:insertion>
            <office:change-info>
              <dc:creator>Unknown Author</dc:creator>
              <dc:date>2015-02-12T19:46:00</dc:date>
            </office:change-info>
          </text:insertion>
        </text:changed-region>
        <text:changed-region xml:id="ct105553119876864" text:id="ct105553119876864">
          <text:insertion>
            <office:change-info>
              <dc:creator>Unknown Author</dc:creator>
              <dc:date>2015-02-12T19:46:00</dc:date>
            </office:change-info>
          </text:insertion>
        </text:changed-region>
        <text:changed-region xml:id="ct105553121910080" text:id="ct105553121910080">
          <text:insertion>
            <office:change-info>
              <dc:creator>Unknown Author</dc:creator>
              <dc:date>2015-02-12T19:46:00</dc:date>
            </office:change-info>
          </text:insertion>
        </text:changed-region>
        <text:changed-region xml:id="ct105553119844800" text:id="ct105553119844800">
          <text:insertion>
            <office:change-info>
              <dc:creator>Unknown Author</dc:creator>
              <dc:date>2015-02-12T19:46:00</dc:date>
            </office:change-info>
          </text:insertion>
        </text:changed-region>
        <text:changed-region xml:id="ct105553119846912" text:id="ct105553119846912">
          <text:insertion>
            <office:change-info>
              <dc:creator>Unknown Author</dc:creator>
              <dc:date>2015-02-12T19:46:00</dc:date>
            </office:change-info>
          </text:insertion>
        </text:changed-region>
        <text:changed-region xml:id="ct105553119851328" text:id="ct105553119851328">
          <text:insertion>
            <office:change-info>
              <dc:creator>Unknown Author</dc:creator>
              <dc:date>2015-02-12T19:46:00</dc:date>
            </office:change-info>
          </text:insertion>
        </text:changed-region>
        <text:changed-region xml:id="ct105553119888576" text:id="ct105553119888576">
          <text:insertion>
            <office:change-info>
              <dc:creator>Unknown Author</dc:creator>
              <dc:date>2015-02-12T19:46:00</dc:date>
            </office:change-info>
          </text:insertion>
        </text:changed-region>
        <text:changed-region xml:id="ct105553121937920" text:id="ct105553121937920">
          <text:insertion>
            <office:change-info>
              <dc:creator>Unknown Author</dc:creator>
              <dc:date>2015-02-12T19:46:00</dc:date>
            </office:change-info>
          </text:insertion>
        </text:changed-region>
        <text:changed-region xml:id="ct105553119891648" text:id="ct105553119891648">
          <text:insertion>
            <office:change-info>
              <dc:creator>Unknown Author</dc:creator>
              <dc:date>2015-02-12T19:46:00</dc:date>
            </office:change-info>
          </text:insertion>
        </text:changed-region>
        <text:changed-region xml:id="ct107202387268992" text:id="ct107202387268992">
          <text:insertion>
            <office:change-info>
              <dc:creator>Unknown Author</dc:creator>
              <dc:date>2015-02-12T19:46:00</dc:date>
            </office:change-info>
          </text:insertion>
        </text:changed-region>
        <text:changed-region xml:id="ct107202389349824" text:id="ct107202389349824">
          <text:insertion>
            <office:change-info>
              <dc:creator>Unknown Author</dc:creator>
              <dc:date>2015-02-12T19:46:00</dc:date>
            </office:change-info>
          </text:insertion>
        </text:changed-region>
        <text:changed-region xml:id="ct107202387318912" text:id="ct107202387318912">
          <text:insertion>
            <office:change-info>
              <dc:creator>Unknown Author</dc:creator>
              <dc:date>2015-02-12T19:46:00</dc:date>
            </office:change-info>
          </text:insertion>
        </text:changed-region>
        <text:changed-region xml:id="ct107202389362880" text:id="ct107202389362880">
          <text:insertion>
            <office:change-info>
              <dc:creator>Unknown Author</dc:creator>
              <dc:date>2015-02-12T19:46:00</dc:date>
            </office:change-info>
          </text:insertion>
        </text:changed-region>
        <text:changed-region xml:id="ct107202389369792" text:id="ct107202389369792">
          <text:insertion>
            <office:change-info>
              <dc:creator>Unknown Author</dc:creator>
              <dc:date>2015-02-12T19:46:00</dc:date>
            </office:change-info>
          </text:insertion>
        </text:changed-region>
        <text:changed-region xml:id="ct107202389362112" text:id="ct107202389362112">
          <text:insertion>
            <office:change-info>
              <dc:creator>Unknown Author</dc:creator>
              <dc:date>2015-02-12T19:46:00</dc:date>
            </office:change-info>
          </text:insertion>
        </text:changed-region>
        <text:changed-region xml:id="ct107202389357120" text:id="ct107202389357120">
          <text:insertion>
            <office:change-info>
              <dc:creator>Unknown Author</dc:creator>
              <dc:date>2015-02-12T19:46:00</dc:date>
            </office:change-info>
          </text:insertion>
        </text:changed-region>
        <text:changed-region xml:id="ct107202389368640" text:id="ct107202389368640">
          <text:insertion>
            <office:change-info>
              <dc:creator>Unknown Author</dc:creator>
              <dc:date>2015-02-12T19:46:00</dc:date>
            </office:change-info>
          </text:insertion>
        </text:changed-region>
        <text:changed-region xml:id="ct107202387289728" text:id="ct107202387289728">
          <text:insertion>
            <office:change-info>
              <dc:creator>Unknown Author</dc:creator>
              <dc:date>2015-02-12T19:46:00</dc:date>
            </office:change-info>
          </text:insertion>
        </text:changed-region>
        <text:changed-region xml:id="ct107202387343296" text:id="ct107202387343296">
          <text:insertion>
            <office:change-info>
              <dc:creator>Unknown Author</dc:creator>
              <dc:date>2015-02-12T19:48:00</dc:date>
            </office:change-info>
          </text:insertion>
        </text:changed-region>
        <text:changed-region xml:id="ct106102875748160" text:id="ct106102875748160">
          <text:insertion>
            <office:change-info>
              <dc:creator>Unknown Author</dc:creator>
              <dc:date>2015-02-12T19:42:00</dc:date>
            </office:change-info>
          </text:insertion>
        </text:changed-region>
        <text:changed-region xml:id="ct106102877717824" text:id="ct106102877717824">
          <text:insertion>
            <office:change-info>
              <dc:creator>Unknown Author</dc:creator>
              <dc:date>2015-02-12T20:08:00</dc:date>
            </office:change-info>
          </text:insertion>
        </text:changed-region>
        <text:changed-region xml:id="ct106102877762176" text:id="ct106102877762176">
          <text:insertion>
            <office:change-info>
              <dc:creator>Unknown Author</dc:creator>
              <dc:date>2015-02-12T20:09:00</dc:date>
            </office:change-info>
          </text:insertion>
        </text:changed-region>
        <text:changed-region xml:id="ct106102877736064" text:id="ct106102877736064">
          <text:insertion>
            <office:change-info>
              <dc:creator>Balazs Racz</dc:creator>
              <dc:date>2015-02-12T21:51:00</dc:date>
            </office:change-info>
          </text:insertion>
        </text:changed-region>
        <text:changed-region xml:id="ct106102877744896" text:id="ct106102877744896">
          <text:deletion>
            <office:change-info>
              <dc:creator>Balazs Racz</dc:creator>
              <dc:date>2015-02-12T21:51:00</dc:date>
            </office:change-info>
            <text:p text:style-name="Standard"><text:s/>entries.</text:p>
          </text:deletion>
        </text:changed-region>
        <text:changed-region xml:id="ct106102877770816" text:id="ct106102877770816">
          <text:insertion>
            <office:change-info>
              <dc:creator>Bob Jacobsen</dc:creator>
              <dc:date>2015-02-07T17:10:00</dc:date>
            </office:change-info>
          </text:insertion>
        </text:changed-region>
        <text:changed-region xml:id="ct106102875729344" text:id="ct106102875729344">
          <text:insertion>
            <office:change-info>
              <dc:creator>Bob Jacobsen</dc:creator>
              <dc:date>2015-02-07T17:11:00</dc:date>
            </office:change-info>
          </text:insertion>
        </text:changed-region>
        <text:changed-region xml:id="ct106102877801152" text:id="ct106102877801152">
          <text:deletion>
            <office:change-info>
              <dc:creator>Bob Jacobsen</dc:creator>
              <dc:date>2015-02-07T17:11:00</dc:date>
            </office:change-info>
            <text:h text:style-name="Heading_20_2" text:outline-level="2"/>
            <text:h text:style-name="Heading_20_2" text:outline-level="2">Other stuff</text:h>
            <text:h text:style-name="Heading_20_2" text:outline-level="2"/>
          </text:deletion>
        </text:changed-region>
        <text:changed-region xml:id="ct106102877721472" text:id="ct106102877721472">
          <text:deletion>
            <office:change-info>
              <dc:creator>Bob Jacobsen</dc:creator>
              <dc:date>2015-02-07T16:12:00</dc:date>
            </office:change-info>
            <text:p text:style-name="Standard"/>
            <text:h text:style-name="Heading_20_2" text:outline-level="2">CDI is constant</text:h>
          </text:deletion>
        </text:changed-region>
        <text:changed-region xml:id="ct106102877741248" text:id="ct106102877741248">
          <text:insertion>
            <office:change-info>
              <dc:creator>Unknown Author</dc:creator>
              <dc:date>2015-02-12T20:00:00</dc:date>
            </office:change-info>
          </text:insertion>
        </text:changed-region>
        <text:changed-region xml:id="ct106102877818048" text:id="ct106102877818048">
          <text:insertion>
            <office:change-info>
              <dc:creator>Unknown Author</dc:creator>
              <dc:date>2015-02-12T19:55:00</dc:date>
            </office:change-info>
          </text:insertion>
        </text:changed-region>
        <text:changed-region xml:id="ct106102875744128" text:id="ct106102875744128">
          <text:insertion>
            <office:change-info>
              <dc:creator>Unknown Author</dc:creator>
              <dc:date>2015-02-12T19:57:00</dc:date>
            </office:change-info>
          </text:insertion>
        </text:changed-region>
        <text:changed-region xml:id="ct106102877792896" text:id="ct106102877792896">
          <text:insertion>
            <office:change-info>
              <dc:creator>Unknown Author</dc:creator>
              <dc:date>2015-02-12T20:01:00</dc:date>
            </office:change-info>
          </text:insertion>
        </text:changed-region>
        <text:changed-region xml:id="ct106102875727808" text:id="ct106102875727808">
          <text:insertion>
            <office:change-info>
              <dc:creator>Unknown Author</dc:creator>
              <dc:date>2015-02-12T20:10:00</dc:date>
            </office:change-info>
          </text:insertion>
        </text:changed-region>
        <text:changed-region xml:id="ct106102877763712" text:id="ct106102877763712">
          <text:insertion>
            <office:change-info>
              <dc:creator>Unknown Author</dc:creator>
              <dc:date>2015-02-12T20:02:00</dc:date>
            </office:change-info>
          </text:insertion>
        </text:changed-region>
        <text:changed-region xml:id="ct106102875728576" text:id="ct106102875728576">
          <text:deletion>
            <office:change-info>
              <dc:creator>Balazs Racz</dc:creator>
              <dc:date>2015-02-12T22:45:00</dc:date>
            </office:change-info>
            <text:h text:style-name="Heading_20_2" text:outline-level="2">other</text:h>
          </text:deletion>
        </text:changed-region>
        <text:changed-region xml:id="ct106102875648128" text:id="ct106102875648128">
          <text:insertion>
            <office:change-info>
              <dc:creator>Balazs Racz</dc:creator>
              <dc:date>2015-02-12T22:45:00</dc:date>
            </office:change-info>
          </text:insertion>
        </text:changed-region>
        <text:changed-region xml:id="ct106102877721088" text:id="ct106102877721088">
          <text:insertion>
            <office:change-info>
              <dc:creator>Unknown Author</dc:creator>
              <dc:date>2015-02-12T20:10:00</dc:date>
            </office:change-info>
          </text:insertion>
        </text:changed-region>
        <text:changed-region xml:id="ct106102875699584" text:id="ct106102875699584">
          <text:insertion>
            <office:change-info>
              <dc:creator>Unknown Author</dc:creator>
              <dc:date>2015-02-12T20:12:00</dc:date>
            </office:change-info>
          </text:insertion>
        </text:changed-region>
        <text:changed-region xml:id="ct106102877749696" text:id="ct106102877749696">
          <text:insertion>
            <office:change-info>
              <dc:creator>Unknown Author</dc:creator>
              <dc:date>2015-02-12T20:13:00</dc:date>
            </office:change-info>
          </text:insertion>
        </text:changed-region>
        <text:changed-region xml:id="ct105553121978624" text:id="ct105553121978624">
          <text:insertion>
            <office:change-info>
              <dc:creator>Balazs Racz</dc:creator>
              <dc:date>2015-02-12T22:59:00</dc:date>
            </office:change-info>
          </text:insertion>
        </text:changed-region>
        <text:changed-region xml:id="ct105553121931776" text:id="ct105553121931776">
          <text:insertion>
            <office:change-info>
              <dc:creator>Unknown Author</dc:creator>
              <dc:date>2015-02-12T20:13:00</dc:date>
            </office:change-info>
          </text:insertion>
        </text:changed-region>
        <text:changed-region xml:id="ct105553121912192" text:id="ct105553121912192">
          <text:insertion>
            <office:change-info>
              <dc:creator>Balazs Racz</dc:creator>
              <dc:date>2015-02-12T22:35:00</dc:date>
            </office:change-info>
          </text:insertion>
        </text:changed-region>
        <text:changed-region xml:id="ct105553119925248" text:id="ct105553119925248">
          <text:insertion>
            <office:change-info>
              <dc:creator>Balazs Racz</dc:creator>
              <dc:date>2015-02-12T22:36:00</dc:date>
            </office:change-info>
          </text:insertion>
        </text:changed-region>
        <text:changed-region xml:id="ct107202389373248" text:id="ct107202389373248">
          <text:insertion>
            <office:change-info>
              <dc:creator>Balazs Racz</dc:creator>
              <dc:date>2015-02-12T22:41:00</dc:date>
            </office:change-info>
          </text:insertion>
        </text:changed-region>
        <text:changed-region xml:id="ct107202387331008" text:id="ct107202387331008">
          <text:insertion>
            <office:change-info>
              <dc:creator>Balazs Racz</dc:creator>
              <dc:date>2015-02-12T22:37:00</dc:date>
            </office:change-info>
          </text:insertion>
        </text:changed-region>
        <text:changed-region xml:id="ct107202387318144" text:id="ct107202387318144">
          <text:insertion>
            <office:change-info>
              <dc:creator>Unknown Author</dc:creator>
              <dc:date>2015-02-13T17:27:00</dc:date>
            </office:change-info>
          </text:insertion>
        </text:changed-region>
        <text:changed-region xml:id="ct107202387332736" text:id="ct107202387332736">
          <text:insertion>
            <office:change-info>
              <dc:creator>Balazs Racz</dc:creator>
              <dc:date>2015-02-12T22:37:00</dc:date>
            </office:change-info>
          </text:insertion>
        </text:changed-region>
        <text:changed-region xml:id="ct107202389357312" text:id="ct107202389357312">
          <text:insertion>
            <office:change-info>
              <dc:creator>Unknown Author</dc:creator>
              <dc:date>2015-02-12T20:14:00</dc:date>
            </office:change-info>
          </text:insertion>
        </text:changed-region>
        <text:changed-region xml:id="ct107202387373824" text:id="ct107202387373824">
          <text:insertion>
            <office:change-info>
              <dc:creator>Balazs Racz</dc:creator>
              <dc:date>2015-02-12T21:51:00</dc:date>
            </office:change-info>
          </text:insertion>
        </text:changed-region>
        <text:changed-region xml:id="ct107202387278016" text:id="ct107202387278016">
          <text:insertion>
            <office:change-info>
              <dc:creator>Balazs Racz</dc:creator>
              <dc:date>2015-02-12T21:52:00</dc:date>
            </office:change-info>
          </text:insertion>
        </text:changed-region>
        <text:changed-region xml:id="ct107202389384960" text:id="ct107202389384960">
          <text:insertion>
            <office:change-info>
              <dc:creator>Balazs Racz</dc:creator>
              <dc:date>2015-02-12T21:55:00</dc:date>
            </office:change-info>
          </text:insertion>
        </text:changed-region>
        <text:changed-region xml:id="ct106652633536512" text:id="ct106652633536512">
          <text:insertion>
            <office:change-info>
              <dc:creator>Balazs Racz</dc:creator>
              <dc:date>2015-02-12T21:56:00</dc:date>
            </office:change-info>
          </text:insertion>
        </text:changed-region>
        <text:changed-region xml:id="ct106652633630976" text:id="ct106652633630976">
          <text:insertion>
            <office:change-info>
              <dc:creator>Balazs Racz</dc:creator>
              <dc:date>2015-02-12T21:57:00</dc:date>
            </office:change-info>
          </text:insertion>
        </text:changed-region>
        <text:changed-region xml:id="ct106652631474880" text:id="ct106652631474880">
          <text:insertion>
            <office:change-info>
              <dc:creator>Unknown Author</dc:creator>
              <dc:date>2015-02-13T17:25:00</dc:date>
            </office:change-info>
          </text:insertion>
        </text:changed-region>
        <text:changed-region xml:id="ct106652633563968" text:id="ct106652633563968">
          <text:insertion>
            <office:change-info>
              <dc:creator>Balazs Racz</dc:creator>
              <dc:date>2015-02-12T21:57:00</dc:date>
            </office:change-info>
          </text:insertion>
        </text:changed-region>
        <text:changed-region xml:id="ct106652631560896" text:id="ct106652631560896">
          <text:insertion>
            <office:change-info>
              <dc:creator>Balazs Racz</dc:creator>
              <dc:date>2015-02-12T21:58:00</dc:date>
            </office:change-info>
          </text:insertion>
        </text:changed-region>
        <text:changed-region xml:id="ct106652633587968" text:id="ct106652633587968">
          <text:insertion>
            <office:change-info>
              <dc:creator>Balazs Racz</dc:creator>
              <dc:date>2015-02-12T22:52:00</dc:date>
            </office:change-info>
          </text:insertion>
        </text:changed-region>
        <text:changed-region xml:id="ct106652635645760" text:id="ct106652635645760">
          <text:insertion>
            <office:change-info>
              <dc:creator>Balazs Racz</dc:creator>
              <dc:date>2015-02-12T22:55:00</dc:date>
            </office:change-info>
          </text:insertion>
        </text:changed-region>
        <text:changed-region xml:id="ct106652633621760" text:id="ct106652633621760">
          <text:insertion>
            <office:change-info>
              <dc:creator>Balazs Racz</dc:creator>
              <dc:date>2015-02-12T22:56:00</dc:date>
            </office:change-info>
          </text:insertion>
        </text:changed-region>
        <text:changed-region xml:id="ct106652633591232" text:id="ct106652633591232">
          <text:insertion>
            <office:change-info>
              <dc:creator>Balazs Racz</dc:creator>
              <dc:date>2015-02-12T22:58:00</dc:date>
            </office:change-info>
          </text:insertion>
        </text:changed-region>
        <text:changed-region xml:id="ct106652633604864" text:id="ct106652633604864">
          <text:insertion>
            <office:change-info>
              <dc:creator>Balazs Racz</dc:creator>
              <dc:date>2015-02-12T23:03:00</dc:date>
            </office:change-info>
          </text:insertion>
        </text:changed-region>
        <text:changed-region xml:id="ct106652631529600" text:id="ct106652631529600">
          <text:insertion>
            <office:change-info>
              <dc:creator>Balazs Racz</dc:creator>
              <dc:date>2015-02-12T23:04:00</dc:date>
            </office:change-info>
          </text:insertion>
        </text:changed-region>
        <text:changed-region xml:id="ct106652631542272" text:id="ct106652631542272">
          <text:insertion>
            <office:change-info>
              <dc:creator>Balazs Racz</dc:creator>
              <dc:date>2015-02-12T23:26:00</dc:date>
            </office:change-info>
          </text:insertion>
        </text:changed-region>
        <text:changed-region xml:id="ct106652631530368" text:id="ct106652631530368">
          <text:insertion>
            <office:change-info>
              <dc:creator>Balazs Racz</dc:creator>
              <dc:date>2015-02-12T23:27:00</dc:date>
            </office:change-info>
          </text:insertion>
        </text:changed-region>
        <text:changed-region xml:id="ct106652633563776" text:id="ct106652633563776">
          <text:deletion>
            <office:change-info>
              <dc:creator>Unknown Author</dc:creator>
              <dc:date>2015-02-13T17:28:00</dc:date>
            </office:change-info>
            <text:p text:style-name="P2"><office:annotation office:name="__Fieldmark__3427_2136104768"><dc:creator>Balazs Racz</dc:creator><dc:date>2015-02-12T23:29:28</dc:date><text:p text:style-name="P37"><text:span text:style-name="T7">Is this correct? Or do we do bit packing?</text:span></text:p></office:annotation></text:p>
          </text:deletion>
        </text:changed-region>
        <text:changed-region xml:id="ct106652631495040" text:id="ct106652631495040">
          <text:insertion>
            <office:change-info>
              <dc:creator>Balazs Racz</dc:creator>
              <dc:date>2015-02-12T23:27:00</dc:date>
            </office:change-info>
          </text:insertion>
        </text:changed-region>
        <text:changed-region xml:id="ct106652631539584" text:id="ct106652631539584">
          <text:insertion>
            <office:change-info>
              <dc:creator>D Harris</dc:creator>
              <dc:date>2015-02-14T14:16:00</dc:date>
            </office:change-info>
          </text:insertion>
        </text:changed-region>
        <text:changed-region xml:id="ct106652631502144" text:id="ct106652631502144">
          <text:insertion>
            <office:change-info>
              <dc:creator>Balazs Racz</dc:creator>
              <dc:date>2015-02-12T23:27:00</dc:date>
            </office:change-info>
          </text:insertion>
        </text:changed-region>
        <text:changed-region xml:id="ct106652635649792" text:id="ct106652635649792">
          <text:insertion>
            <office:change-info>
              <dc:creator>Balazs Racz</dc:creator>
              <dc:date>2015-02-12T23:28:00</dc:date>
            </office:change-info>
          </text:insertion>
        </text:changed-region>
        <text:changed-region xml:id="ct106652633589696" text:id="ct106652633589696">
          <text:deletion>
            <office:change-info>
              <dc:creator>Unknown Author</dc:creator>
              <dc:date>2015-02-13T17:26:00</dc:date>
            </office:change-info>
            <text:p text:style-name="P2">a non-zero integer</text:p>
          </text:deletion>
        </text:changed-region>
        <text:changed-region xml:id="ct106652633579712" text:id="ct106652633579712">
          <text:insertion>
            <office:change-info>
              <dc:creator>Unknown Author</dc:creator>
              <dc:date>2015-02-13T17:26:00</dc:date>
            </office:change-info>
          </text:insertion>
        </text:changed-region>
        <text:changed-region xml:id="ct106652631555904" text:id="ct106652631555904">
          <text:deletion>
            <office:change-info>
              <dc:creator>Unknown Author</dc:creator>
              <dc:date>2015-02-13T17:26:00</dc:date>
            </office:change-info>
            <text:p text:style-name="P2"><text:s/>value t</text:p>
          </text:deletion>
        </text:changed-region>
        <text:changed-region xml:id="ct106652633628672" text:id="ct106652633628672">
          <text:insertion>
            <office:change-info>
              <dc:creator>Unknown Author</dc:creator>
              <dc:date>2015-02-13T17:26:00</dc:date>
            </office:change-info>
          </text:insertion>
        </text:changed-region>
        <text:changed-region xml:id="ct106652633569344" text:id="ct106652633569344">
          <text:deletion>
            <office:change-info>
              <dc:creator>Unknown Author</dc:creator>
              <dc:date>2015-02-13T17:26:00</dc:date>
            </office:change-info>
            <text:p text:style-name="P2">o</text:p>
          </text:deletion>
        </text:changed-region>
        <text:changed-region xml:id="ct106652631514048" text:id="ct106652631514048">
          <text:insertion>
            <office:change-info>
              <dc:creator>Balazs Racz</dc:creator>
              <dc:date>2015-02-12T23:28:00</dc:date>
            </office:change-info>
          </text:insertion>
        </text:changed-region>
        <text:changed-region xml:id="ct106652633616384" text:id="ct106652633616384">
          <text:insertion>
            <office:change-info>
              <dc:creator>Unknown Author</dc:creator>
              <dc:date>2015-02-13T17:26:00</dc:date>
            </office:change-info>
          </text:insertion>
        </text:changed-region>
        <text:changed-region xml:id="ct106652633602752" text:id="ct106652633602752">
          <text:insertion>
            <office:change-info>
              <dc:creator>Balazs Racz</dc:creator>
              <dc:date>2015-02-12T23:28:00</dc:date>
            </office:change-info>
          </text:insertion>
        </text:changed-region>
        <text:changed-region xml:id="ct106652633607744" text:id="ct106652633607744">
          <text:insertion>
            <office:change-info>
              <dc:creator>Balazs Racz</dc:creator>
              <dc:date>2015-02-12T23:29:00</dc:date>
            </office:change-info>
          </text:insertion>
        </text:changed-region>
        <text:changed-region xml:id="ct106652635635776" text:id="ct106652635635776">
          <text:insertion>
            <office:change-info>
              <dc:creator>Balazs Racz</dc:creator>
              <dc:date>2015-02-12T23:33:00</dc:date>
            </office:change-info>
          </text:insertion>
        </text:changed-region>
        <text:changed-region xml:id="ct106652631541696" text:id="ct106652631541696">
          <text:insertion>
            <office:change-info>
              <dc:creator>Balazs Racz</dc:creator>
              <dc:date>2015-02-12T23:47:00</dc:date>
            </office:change-info>
          </text:insertion>
        </text:changed-region>
        <text:changed-region xml:id="ct106652635659392" text:id="ct106652635659392">
          <text:insertion>
            <office:change-info>
              <dc:creator>Balazs Racz</dc:creator>
              <dc:date>2015-02-12T23:38:00</dc:date>
            </office:change-info>
          </text:insertion>
        </text:changed-region>
        <text:changed-region xml:id="ct106652633591424" text:id="ct106652633591424">
          <text:insertion>
            <office:change-info>
              <dc:creator>Balazs Racz</dc:creator>
              <dc:date>2015-02-12T23:39:00</dc:date>
            </office:change-info>
          </text:insertion>
        </text:changed-region>
        <text:changed-region xml:id="ct106652633588352" text:id="ct106652633588352">
          <text:insertion>
            <office:change-info>
              <dc:creator>Balazs Racz</dc:creator>
              <dc:date>2015-02-12T23:45:00</dc:date>
            </office:change-info>
          </text:insertion>
        </text:changed-region>
        <text:changed-region xml:id="ct106652633586048" text:id="ct106652633586048">
          <text:insertion>
            <office:change-info>
              <dc:creator>Balazs Racz</dc:creator>
              <dc:date>2015-02-12T23:42:00</dc:date>
            </office:change-info>
          </text:insertion>
        </text:changed-region>
        <text:changed-region xml:id="ct106652633584512" text:id="ct106652633584512">
          <text:insertion>
            <office:change-info>
              <dc:creator>Balazs Racz</dc:creator>
              <dc:date>2015-02-12T23:44:00</dc:date>
            </office:change-info>
          </text:insertion>
        </text:changed-region>
        <text:changed-region xml:id="ct106652631543232" text:id="ct106652631543232">
          <text:insertion>
            <office:change-info>
              <dc:creator>Balazs Racz</dc:creator>
              <dc:date>2015-02-12T23:43:00</dc:date>
            </office:change-info>
          </text:insertion>
        </text:changed-region>
        <text:changed-region xml:id="ct106652633534208" text:id="ct106652633534208">
          <text:insertion>
            <office:change-info>
              <dc:creator>Balazs Racz</dc:creator>
              <dc:date>2015-02-12T23:45:00</dc:date>
            </office:change-info>
          </text:insertion>
        </text:changed-region>
        <text:changed-region xml:id="ct106652631497536" text:id="ct106652631497536">
          <text:insertion>
            <office:change-info>
              <dc:creator>Balazs Racz</dc:creator>
              <dc:date>2015-02-12T23:46:00</dc:date>
            </office:change-info>
          </text:insertion>
        </text:changed-region>
        <text:changed-region xml:id="ct106652631506944" text:id="ct106652631506944">
          <text:insertion>
            <office:change-info>
              <dc:creator>Balazs Racz</dc:creator>
              <dc:date>2015-02-12T23:47:00</dc:date>
            </office:change-info>
          </text:insertion>
        </text:changed-region>
        <text:changed-region xml:id="ct106652631491968" text:id="ct106652631491968">
          <text:insertion>
            <office:change-info>
              <dc:creator>Balazs Racz</dc:creator>
              <dc:date>2015-02-12T23:48:00</dc:date>
            </office:change-info>
          </text:insertion>
        </text:changed-region>
        <text:changed-region xml:id="ct106652631507328" text:id="ct106652631507328">
          <text:insertion>
            <office:change-info>
              <dc:creator>Balazs Racz</dc:creator>
              <dc:date>2015-02-12T23:50:00</dc:date>
            </office:change-info>
          </text:insertion>
        </text:changed-region>
        <text:changed-region xml:id="ct106652631516160" text:id="ct106652631516160">
          <text:insertion>
            <office:change-info>
              <dc:creator>Balazs Racz</dc:creator>
              <dc:date>2015-02-12T23:51:00</dc:date>
            </office:change-info>
          </text:insertion>
        </text:changed-region>
        <text:changed-region xml:id="ct106652631553600" text:id="ct106652631553600">
          <text:insertion>
            <office:change-info>
              <dc:creator>Balazs Racz</dc:creator>
              <dc:date>2015-02-12T23:52:00</dc:date>
            </office:change-info>
          </text:insertion>
        </text:changed-region>
        <text:changed-region xml:id="ct106652631519040" text:id="ct106652631519040">
          <text:insertion>
            <office:change-info>
              <dc:creator>Unknown Author</dc:creator>
              <dc:date>2015-02-13T17:28:00</dc:date>
            </office:change-info>
          </text:insertion>
        </text:changed-region>
        <text:changed-region xml:id="ct106652631528448" text:id="ct106652631528448">
          <text:deletion>
            <office:change-info>
              <dc:creator>Bob Jacobsen</dc:creator>
              <dc:date>2015-02-07T17:11:00</dc:date>
            </office:change-info>
            <text:h text:style-name="Heading_20_1" text:outline-level="1">Stuff to be merged into the above (or the TN)</text:h>
          </text:deletion>
        </text:changed-region>
        <text:changed-region xml:id="ct106652631467008" text:id="ct106652631467008">
          <text:insertion>
            <office:change-info>
              <dc:creator>Bob Jacobsen</dc:creator>
              <dc:date>2015-02-07T17:11:00</dc:date>
            </office:change-info>
          </text:insertion>
        </text:changed-region>
        <text:changed-region xml:id="ct106652631513088" text:id="ct106652631513088">
          <text:insertion>
            <office:change-info>
              <dc:creator>Balazs Racz</dc:creator>
              <dc:date>2015-02-13T00:08:00</dc:date>
            </office:change-info>
          </text:insertion>
        </text:changed-region>
        <text:changed-region xml:id="ct106652631535168" text:id="ct106652631535168">
          <text:insertion>
            <office:change-info>
              <dc:creator>Balazs Racz</dc:creator>
              <dc:date>2015-02-12T23:55:00</dc:date>
            </office:change-info>
          </text:insertion>
        </text:changed-region>
        <text:changed-region xml:id="ct106652631538048" text:id="ct106652631538048">
          <text:deletion>
            <office:change-info>
              <dc:creator>Balazs Racz</dc:creator>
              <dc:date>2015-02-13T00:09:00</dc:date>
            </office:change-info>
            <text:p text:style-name="P3"/>
            <text:p text:style-name="P3"/>
          </text:deletion>
        </text:changed-region>
        <text:changed-region xml:id="ct106652631537664" text:id="ct106652631537664">
          <text:deletion>
            <office:change-info>
              <dc:creator>Bob Jacobsen</dc:creator>
              <dc:date>2015-02-07T17:12:00</dc:date>
            </office:change-info>
            <text:p text:style-name="P3"/>
            <text:p text:style-name="P3"/>
          </text:deletion>
        </text:changed-region>
        <text:changed-region xml:id="ct106652631536896" text:id="ct106652631536896">
          <text:deletion>
            <office:change-info>
              <dc:creator>Bob Jacobsen</dc:creator>
              <dc:date>2015-02-07T16:29:00</dc:date>
            </office:change-info>
            <text:p text:style-name="P3">The schema at prototypes/xml/schema (better location?) is really the normative thing, because that's what we check.</text:p>
          </text:deletion>
        </text:changed-region>
        <text:changed-region xml:id="ct106652631536320" text:id="ct106652631536320">
          <text:deletion>
            <office:change-info>
              <dc:creator>Bob Jacobsen</dc:creator>
              <dc:date>2015-02-07T17:12:00</dc:date>
            </office:change-info>
            <text:p text:style-name="P3"/>
            <text:p text:style-name="P4"/>
            <text:p text:style-name="P3"/>
          </text:deletion>
        </text:changed-region>
        <text:changed-region xml:id="ct106652631535360" text:id="ct106652631535360">
          <text:deletion>
            <office:change-info>
              <dc:creator>Bob Jacobsen</dc:creator>
              <dc:date>2015-02-07T16:28:00</dc:date>
            </office:change-info>
            <text:p text:style-name="P3">The first byte is used to distinguish the coding.</text:p>
            <text:p text:style-name="Standard">“&lt;” (which is part of the XML “&lt;?xml version='1.0'?&gt;” definition): Uncoded characters</text:p>
            <text:p text:style-name="P4">UTF BOM: Various UniCode forms</text:p>
            <text:p text:style-name="P4">0x01 – tag for compressed. <text:s/>One format defined for total start string of 0x0101. (If you want to use another format, decompress on board)</text:p>
            <text:p text:style-name="P3">(can't use 0x00 as lead, since that's the end-of-string indication)</text:p>
          </text:deletion>
        </text:changed-region>
        <text:changed-region xml:id="ct106652631515392" text:id="ct106652631515392">
          <text:deletion>
            <office:change-info>
              <dc:creator>Balazs Racz</dc:creator>
              <dc:date>2015-02-13T00:09:00</dc:date>
            </office:change-info>
            <text:p text:style-name="P3">But we add the &lt;acdi&gt; element to it, so the document isn't really complete; “Other protocols may add, but not remove, elements and attributes”? <text:s/>Remove constraints? How does extensibility work here?</text:p>
          </text:deletion>
        </text:changed-region>
        <text:changed-region xml:id="ct106652631537472" text:id="ct106652631537472">
          <text:insertion>
            <office:change-info>
              <dc:creator>Bob Jacobsen</dc:creator>
              <dc:date>2015-02-07T17:18:00</dc:date>
            </office:change-info>
          </text:insertion>
        </text:changed-region>
        <text:changed-region xml:id="ct106652631537856" text:id="ct106652631537856">
          <text:deletion>
            <office:change-info>
              <dc:creator>Bob Jacobsen</dc:creator>
              <dc:date>2015-02-07T17:11:00</dc:date>
            </office:change-info>
            <text:list xml:id="list8309986205388307418" text:style-name="Numbering_20_2">
              <text:list-item>
                <text:h text:style-name="P5" text:outline-level="1" text:restart-numbering="true" text:start-value="-1"/>
              </text:list-item>
              <text:list-item>
                <text:h text:style-name="P6" text:outline-level="1"/>
              </text:list-item>
            </text:list>
          </text:deletion>
        </text:changed-region>
        <text:changed-region xml:id="ct106652631531328" text:id="ct106652631531328">
          <text:insertion>
            <office:change-info>
              <dc:creator>Bob Jacobsen</dc:creator>
              <dc:date>2015-02-07T17:20:00</dc:date>
            </office:change-info>
          </text:insertion>
        </text:changed-region>
        <text:changed-region xml:id="ct106652631507136" text:id="ct106652631507136">
          <text:insertion>
            <office:change-info>
              <dc:creator>Bob Jacobsen</dc:creator>
              <dc:date>2013-10-19T16:06:00</dc:date>
            </office:change-info>
          </text:insertion>
        </text:changed-region>
        <text:changed-region xml:id="ct106102877805376" text:id="ct106102877805376">
          <text:insertion>
            <office:change-info>
              <dc:creator>Bob Jacobsen</dc:creator>
              <dc:date>2015-02-08T11:36:00</dc:date>
            </office:change-info>
          </text:insertion>
        </text:changed-region>
        <text:changed-region xml:id="ct106102877752000" text:id="ct106102877752000">
          <text:deletion>
            <office:change-info>
              <dc:creator>Balazs Racz</dc:creator>
              <dc:date>2015-02-12T23:23:00</dc:date>
            </office:change-info>
            <text:p text:style-name="P7">group</text:p>
          </text:deletion>
        </text:changed-region>
        <text:changed-region xml:id="ct106102877836096" text:id="ct106102877836096">
          <text:insertion>
            <office:change-info>
              <dc:creator>Balazs Racz</dc:creator>
              <dc:date>2015-02-12T23:23:00</dc:date>
            </office:change-info>
          </text:insertion>
        </text:changed-region>
        <text:changed-region xml:id="ct106102877742784" text:id="ct106102877742784">
          <text:insertion>
            <office:change-info>
              <dc:creator>Bob Jacobsen</dc:creator>
              <dc:date>2015-02-08T11:36:00</dc:date>
            </office:change-info>
          </text:insertion>
        </text:changed-region>
        <text:changed-region xml:id="ct106102877823424" text:id="ct106102877823424">
          <text:deletion>
            <office:change-info>
              <dc:creator>Balazs Racz</dc:creator>
              <dc:date>2015-02-12T23:23:00</dc:date>
            </office:change-info>
            <text:p text:style-name="P7">group</text:p>
          </text:deletion>
        </text:changed-region>
        <text:changed-region xml:id="ct106102877778688" text:id="ct106102877778688">
          <text:insertion>
            <office:change-info>
              <dc:creator>Balazs Racz</dc:creator>
              <dc:date>2015-02-12T23:23:00</dc:date>
            </office:change-info>
          </text:insertion>
        </text:changed-region>
        <text:changed-region xml:id="ct105553121991680" text:id="ct105553121991680">
          <text:insertion>
            <office:change-info>
              <dc:creator>Bob Jacobsen</dc:creator>
              <dc:date>2015-02-08T11:36:00</dc:date>
            </office:change-info>
          </text:insertion>
        </text:changed-region>
        <text:changed-region xml:id="ct106652633652480" text:id="ct106652633652480">
          <text:insertion>
            <office:change-info>
              <dc:creator>D Harris</dc:creator>
              <dc:date>2015-02-14T14: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 (Informative)</text:h>
      <text:p text:style-name="Standard"><text:change text:change-id="ct105553121954048"/><text:change-start text:change-id="ct105553119921600"/>This document defines a standard for the <text:change-end text:change-id="ct105553119921600"/><text:change text:change-id="ct105553121975168"/><text:change-start text:change-id="ct105553119897408"/>format<text:change-end text:change-id="ct105553119897408"/><text:change-start text:change-id="ct105553121960192"/> of static <text:change-end text:change-id="ct105553121960192"/><text:change-start text:change-id="ct105553119923712"/>information that describe<text:change-end text:change-id="ct105553119923712"/><text:change text:change-id="ct105553122001664"/><text:change-start text:change-id="ct105553121914112"/>s<text:change-end text:change-id="ct105553121914112"/><text:change-start text:change-id="ct105553121949248"/> the configuration options available on an OpenLCB node, called “Configuration Description Information (CDI)”.<text:change-end text:change-id="ct105553121949248"/><text:change text:change-id="ct105553121996864"/><text:change-start text:change-id="ct105553119874560"/> “Configuration Description Information” in this context refers to <text:span text:style-name="T5">fixed</text:span> information available from an OpenLCB device, via OpenLCB, so that other devices can properly and correctly configure it.<text:change-end text:change-id="ct105553119874560"/><text:change-start text:change-id="ct105553119928896"/></text:p>
      <text:p text:style-name="Standard">This Standard does not address how the CDI is stored, retrieved, or used.<text:change-end text:change-id="ct105553119928896"/></text:p>
      <text:h text:style-name="Heading_20_1" text:outline-level="1">Intended Use (Informative)</text:h>
      <text:p text:style-name="Standard"><text:change text:change-id="ct105553121991104"/><text:change text:change-id="ct105553119930432"/><text:change-start text:change-id="ct105553119849792"/>CDI is intended<text:change-end text:change-id="ct105553119849792"/><text:change-start text:change-id="ct105553119841536"/> to be used<text:change-end text:change-id="ct105553119841536"/><text:change text:change-id="ct105553124027200"/><text:change-start text:change-id="ct105553122000896"/> <text:change-end text:change-id="ct105553122000896"/><text:change-start text:change-id="ct105553124024320"/>by <text:change-end text:change-id="ct105553124024320"/><text:change-start text:change-id="ct105553119852096"/>a <text:change-end text:change-id="ct105553119852096"/><text:change-start text:change-id="ct105553121976128"/>configurable, self-contained OpenLCB<office:annotation office:name="__Annotation__24622_1344634728"><dc:creator>D Harris</dc:creator><dc:date>2015-02-14T14:02:36</dc:date><text:p text:style-name="P38"><text:span text:style-name="T8">2 spaces</text:span></text:p><text:p text:style-name="P38"><text:span text:style-name="T8"/></text:p></office:annotation> <text:s/><text:change-end text:change-id="ct105553121976128"/><text:change-start text:change-id="ct105553121942720"/><office:annotation-end office:name="__Annotation__24622_1344634728"/><text:change-end text:change-id="ct105553121942720"/><text:change-start text:change-id="ct105553121953472"/>node<text:change-end text:change-id="ct105553121953472"/><text:change text:change-id="ct105553119858240"/><text:change text:change-id="ct105553121941568"/><text:change text:change-id="ct105553119901440"/><text:change-start text:change-id="ct105553119910656"/> to tell<text:change-end text:change-id="ct105553119910656"/><text:change-start text:change-id="ct105553122000704"/> a Configuration Tool (CT) how to configure the node. The configuration tool will use the CDI information to help the user configure all aspects of the node's capabilities.<text:change-end text:change-id="ct105553122000704"/><text:change-start text:change-id="ct105553121998784"/></text:p>
      <text:p text:style-name="Standard"><text:change-end text:change-id="ct105553121998784"/><text:change text:change-id="ct105553119929664"/><text:change-start text:change-id="ct105553119864768"/>The configurable values are expressed as Variables, with each Variable having a specific type, a size in bytes<text:change-end text:change-id="ct105553119864768"/><text:change-start text:change-id="ct105553119856704"/>, a value for Space and Address <text:change-end text:change-id="ct105553119856704"/><text:change-start text:change-id="ct105553121993984"/>(to locate the variable), and Name and Description as user-readable strings so that users understand <office:annotation office:name="__Annotation__24623_1344634728"><dc:creator>D Harris</dc:creator><dc:date>2015-02-14T14:03:32</dc:date><text:p text:style-name="P38"><text:span text:style-name="T8">… </text:span><text:span text:style-name="T8">its use. <text:s/>Or ...its usage. <text:s/>Or … how it is to be used. ?</text:span><text:span text:style-name="T8"><text:line-break/></text:span><text:span text:style-name="T8">Probably ok as it is. <text:s/></text:span></text:p></office:annotation>the particular setting<text:change-end text:change-id="ct105553121993984"/><text:change-start text:change-id="ct106102877809600"/><office:annotation-end office:name="__Annotation__24623_1344634728"/><text:change-end text:change-id="ct106102877809600"/><text:change-start text:change-id="ct106102877833408"/>.<text:change-end text:change-id="ct106102877833408"/><text:change-start text:change-id="ct105553121960576"/></text:p>
      <text:p text:style-name="Standard">Variables can be grouped together, groups can be repeated (for example if a Node has multiple outputs) and nested<text:change-end text:change-id="ct105553121960576"/><text:change-start text:change-id="ct105553119836160"/> to express complex configuration setups with concise description.<text:change-end text:change-id="ct105553119836160"/></text:p>
      <text:h text:style-name="Heading_20_1" text:outline-level="1">References and Context (<text:change text:change-id="ct105553119878592"/><text:change-start text:change-id="ct105553119886656"/>Informative<text:change-end text:change-id="ct105553119886656"/>)<text:change text:change-id="ct105553121964608"/><text:change text:change-id="ct105553121917568"/></text:h>
      <text:p text:style-name="Standard">For more information on format and presentation, see: </text:p>
      <text:list xml:id="list6495988360550344506" text:style-name="L1">
        <text:list-item>
          <text:p text:style-name="P31">OpenLCB Common Information Technical Note<text:change-start text:change-id="ct105553119878976"/></text:p>
        </text:list-item>
      </text:list>
      <text:p text:style-name="Standard"><text:change-end text:change-id="ct105553119878976"/><text:change text:change-id="ct105553124008000"/><text:change-start text:change-id="ct105553119857088"/>For information on <text:change-end text:change-id="ct105553119857088"/><text:change-start text:change-id="ct105553121923136"/>OpenLCB message transport and OpenLCB communications<text:change-end text:change-id="ct105553121923136"/><text:change-start text:change-id="ct105553119915456"/>, see:</text:p>
      <text:list xml:id="list4784660491774006981" text:style-name="L2">
        <text:list-item>
          <text:p text:style-name="P32">OpenLCB <office:annotation office:name="__Annotation__24624_1344634728"><dc:creator>D Harris</dc:creator><dc:date>2015-02-14T14:04:42</dc:date><text:p text:style-name="P38"><text:span text:style-name="T8">Message Network Standard</text:span></text:p></office:annotation>Standard: Me<text:change-end text:change-id="ct105553119915456"/><text:change-start text:change-id="ct105553121913728"/>ssage Network<text:change-end text:change-id="ct105553121913728"/><text:change-start text:change-id="ct106102877750464"/><office:annotation-end office:name="__Annotation__24624_1344634728"/><text:change-end text:change-id="ct106102877750464"/><text:change-start text:change-id="ct105553119871296"/></text:p>
        </text:list-item>
      </text:list>
      <text:p text:style-name="Standard">For information on XML <text:change-end text:change-id="ct105553119871296"/><text:change-start text:change-id="ct105553121979776"/>encoding and XML Schema, see:</text:p>
      <text:list xml:id="list4225857554711158809" text:style-name="L3">
        <text:list-item>
          <text:p text:style-name="P33">World Wide Web Consortium (W3C) “Extensible Markup Language (XML)”<text:note text:id="ftn1" text:note-class="endnote"><text:note-citation>i</text:note-citation><text:note-body><text:p text:style-name="Endnote"><text:change-start text:change-id="ct105553121960960"/>http://www.w3.org/XML/<text:change-end text:change-id="ct105553121960960"/></text:p></text:note-body></text:note><text:change-end text:change-id="ct105553121979776"/><text:change-start text:change-id="ct105553119887232"/></text:p>
        </text:list-item>
        <text:list-item>
          <text:p text:style-name="P33">World Wide Web Consortium (W3C) “XML Schema”<text:note text:id="ftn2" text:note-class="endnote"><text:note-citation>ii</text:note-citation><text:note-body><text:p text:style-name="Endnote"><text:change-start text:change-id="ct105553121985152"/>http://www.w3.org/XML/Schema<text:change-end text:change-id="ct105553121985152"/></text:p></text:note-body></text:note><text:change-end text:change-id="ct105553119887232"/></text:p>
        </text:list-item>
      </text:list>
      <text:h text:style-name="Heading_20_1" text:outline-level="1"><text:change text:change-id="ct105553119869760"/><text:change-start text:change-id="ct105553119934272"/><text:soft-page-break/>Content<text:change-end text:change-id="ct105553119934272"/><text:change-start text:change-id="ct105553121915264"/> (<text:change-end text:change-id="ct105553121915264"/><text:change text:change-id="ct105553119936192"/><text:change-start text:change-id="ct105553119892416"/>N<text:change-end text:change-id="ct105553119892416"/><text:change-start text:change-id="ct105553121939840"/>ormative)<text:change-end text:change-id="ct105553121939840"/><text:change-start text:change-id="ct105553121971328"/></text:h>
      <text:p text:style-name="Standard">The configuration description information <text:span text:style-name="T4">for a</text:span> node is invariant while the node has any OpenLCB connections in the Initialized state. </text:p>
      <text:p text:style-name="Standard">The CDI has three parts:</text:p>
      <text:list xml:id="list7450587753504747599" text:style-name="L4">
        <text:list-item>
          <text:p text:style-name="P34">Identification: Provides specific information about <text:span text:style-name="T4">the</text:span> type of the node.</text:p>
        </text:list-item>
        <text:list-item>
          <text:p text:style-name="P34">ACDI: Indicates that certain configuration information in the node has a <office:annotation office:name="__Annotation__24625_1344634728"><dc:creator>D Harris</dc:creator><dc:date>2015-02-14T14:05:41</dc:date><text:p text:style-name="P38"><text:span text:style-name="T8">Standard and simplified format. <text:s/>??</text:span></text:p></office:annotation>standard format.<text:change-end text:change-id="ct105553121971328"/><text:change-start text:change-id="ct105553121998208"/><office:annotation-end office:name="__Annotation__24625_1344634728"/><text:change-end text:change-id="ct105553121998208"/><text:change-start text:change-id="ct105553121922176"/></text:p>
        </text:list-item>
        <text:list-item>
          <text:p text:style-name="P34">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office:annotation office:name="__Annotation__24626_1344634728"><dc:creator>D Harris</dc:creator><dc:date>2015-02-14T14:06:26</dc:date><text:p text:style-name="P38"><text:span text:style-name="T8">within</text:span></text:p></office:annotation>with<text:change-end text:change-id="ct105553121922176"/><text:change-start text:change-id="ct105553124012032"/><office:annotation-end office:name="__Annotation__24626_1344634728"/><text:change-end text:change-id="ct105553124012032"/><text:change-start text:change-id="ct105553121937152"/> a linear address space. </text:p>
        </text:list-item>
      </text:list>
      <text:h text:style-name="Heading_20_1" text:outline-level="1">Format (normative<text:change-end text:change-id="ct105553121937152"/><text:change-start text:change-id="ct105553121945216"/>)<text:change-end text:change-id="ct105553121945216"/><text:change-start text:change-id="ct105553121976512"/></text:h>
      <text:p text:style-name="Standard">The CDI is provided as a zero-terminated string of bytes<text:change-end text:change-id="ct105553121976512"/><text:change-start text:change-id="ct105553119916416"/>. The bytes encode UTF-8 characters. There is no byte-order mark (BOM) at <text:span text:style-name="T4">the</text:span> start of the string.<text:change-end text:change-id="ct105553119916416"/><text:change-start text:change-id="ct105553121916416"/> Lines in the string are delimited with 0x12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1.1 of the schema. <text:s/>That version of the schema is defined at </text:span><text:a xlink:type="simple" xlink:href="http://openlcb.org/schema/1/1/cdi.xsl" text:style-name="Internet_20_link" text:visited-style-name="Visited_20_Internet_20_Link">http://openlcb.org/schema/1/1/cdi.xsl</text:a><text:span text:style-name="T4"> and in Appendix A of this document.</text:span><text:change-end text:change-id="ct105553121916416"/><text:change-start text:change-id="ct105553117835968"/><text:span text:style-name="T4"> </text:span><text:span text:style-name="T4">The CDI content shall pass validation against </text:span><text:span text:style-name="T4"><office:annotation office:name="__Annotation__24627_1344634728"><dc:creator>D Harris</dc:creator><dc:date>2015-02-14T14:07:24</dc:date><text:p text:style-name="P38"><text:span text:style-name="T8">its <text:s/>??</text:span></text:p></office:annotation></text:span><text:span text:style-name="T4">the</text:span><text:change-end text:change-id="ct105553117835968"/><text:change-start text:change-id="ct106102875643904"/><office:annotation-end office:name="__Annotation__24627_1344634728"/><text:change-end text:change-id="ct106102875643904"/><text:change-start text:change-id="ct106102877767552"/><text:span text:style-name="T4"> particular schema</text:span><text:change-end text:change-id="ct106102877767552"/><text:change-start text:change-id="ct105553121927552"/><text:span text:style-name="T4">. Nodes are not required to check this.</text:span><text:change-end text:change-id="ct105553121927552"/><text:change-start text:change-id="ct105553119878784"/></text:p>
      <text:p text:style-name="P1">The version number of an OpenLCB CDI schema contains two numbers: The major version first, and the minor version second. <text:s/></text:p>
      <text:p text:style-name="Standard">The first <text:change-end text:change-id="ct105553119878784"/><text:change-start text:change-id="ct105553119820032"/>line of the CDI is:</text:p>
      <text:p text:style-name="P19"><text:span text:style-name="Teletype"><text:span text:style-name="T6">&lt;?xml </text:span></text:span><text:span text:style-name="Teletype"><text:span text:style-name="T6"><office:annotation office:name="__Annotation__24628_1344634728"><dc:creator>D Harris</dc:creator><dc:date>2015-02-14T14:08:20</dc:date><text:p text:style-name="P38"><text:span text:style-name="T8">Is the sentence above referring to this version number? <text:s/></text:span></text:p></office:annotation></text:span></text:span><text:span text:style-name="Teletype"><text:span text:style-name="T6">version="1.0</text:span></text:span><text:change-end text:change-id="ct105553119820032"/><text:change-start text:change-id="ct106102879852800"/><office:annotation-end office:name="__Annotation__24628_1344634728"/><text:change-end text:change-id="ct106102879852800"/><text:change-start text:change-id="ct106102875681152"/><text:span text:style-name="Teletype"><text:span text:style-name="T6">"?&gt;</text:span></text:span></text:p>
      <text:p text:style-name="Standard">to define the XML version of <text:span text:style-name="T4">the</text:span> content.<text:change-end text:change-id="ct106102875681152"/><text:change-start text:change-id="ct105553124003008"/></text:p>
      <text:p text:style-name="Standard"><text:change-end text:change-id="ct105553124003008"/><text:change-start text:change-id="ct105553119890304"/>The root element of the CDI XML is:</text:p>
      <text:p text:style-name="Standard"><text:change-end text:change-id="ct105553119890304"/><text:change-start text:change-id="ct105553122002816"/><text:span text:style-name="Teletype"><text:span text:style-name="T6">&lt;cdi xmlns:xsi="http://www.w3.org/2001/XMLSchema-instance" <text:tab/>xsi:noNamespaceSchemaLocation="</text:span></text:span><text:a xlink:type="simple" xlink:href="http://openlcb.org/schema/1/1/cdi.xsd" text:style-name="Internet_20_link" text:visited-style-name="Visited_20_Internet_20_Link"><text:span text:style-name="Teletype"><text:span text:style-name="T6">http://openlcb.org/schema/1/1/cdi.xsd</text:span></text:span></text:a><text:span text:style-name="Teletype"><text:span text:style-name="T6">"&gt;</text:span></text:span><text:change-end text:change-id="ct105553122002816"/><text:change-start text:change-id="ct105553119934464"/></text:p>
      <text:p text:style-name="P20">The schema contents are normative.<text:change-end text:change-id="ct105553119934464"/><text:change-start text:change-id="ct105553121971904"/></text:p>
      <text:p text:style-name="P1">Numerical values in attributes and element text shall be specified as <office:annotation office:name="__Annotation__24629_1344634728"><dc:creator>D Harris</dc:creator><dc:date>2015-02-14T14:09:01</dc:date><text:p text:style-name="P38"><text:span text:style-name="T8">I wonder if we should emphasize this. <text:s/></text:span></text:p></office:annotation>decimal numbers<text:change-end text:change-id="ct105553121971904"/><text:change-start text:change-id="ct105553122001856"/><office:annotation-end office:name="__Annotation__24629_1344634728"/><text:change-end text:change-id="ct105553122001856"/><text:change-start text:change-id="ct105553119927936"/>.<text:change-end text:change-id="ct105553119927936"/><text:change text:change-id="ct105553121999360"/><text:change-start text:change-id="ct105553119855936"/></text:p>
      <text:h text:style-name="Heading_20_2" text:outline-level="2"><text:change-end text:change-id="ct105553119855936"/><text:change text:change-id="ct105553119879168"/><text:change-start text:change-id="ct105553121983808"/>XML<text:change-end text:change-id="ct105553121983808"/><text:change-start text:change-id="ct105553119833856"/> <text:change-end text:change-id="ct105553119833856"/><text:change-start text:change-id="ct105553119924480"/>Elements<text:change-end text:change-id="ct105553119924480"/><text:change-start text:change-id="ct105553119827904"/></text:h>
      <text:h text:style-name="Heading_20_3" text:outline-level="3"><text:change-end text:change-id="ct105553119827904"/><text:change-start text:change-id="ct105553122027968"/>&lt;identification&gt; Element<text:change-end text:change-id="ct105553122027968"/><text:change-start text:change-id="ct105553119882432"/></text:h>
      <text:p text:style-name="Standard">The &lt;identification&gt; element, if included, specifies<text:change-end text:change-id="ct105553119882432"/><text:change-start text:change-id="ct105553119877824"/> manufacturer-provided identification information about the node. This information is not user-editable.<text:change-end text:change-id="ct105553119877824"/><text:change-start text:change-id="ct105553121988608"/> If this Element is provided and the node also supports the OpenLCB Simple Node Information Protocol (SNIP), the contents of the SNIP Reply shall <text:soft-page-break/>match the respective tags in the &lt;identification&gt; Element.<text:change-end text:change-id="ct105553121988608"/><text:change-start text:change-id="ct105553121915456"/> <text:change-end text:change-id="ct105553121915456"/><text:change-start text:change-id="ct105553119925056"/>If this Element is provided, and th<text:change-end text:change-id="ct105553119925056"/><text:change-start text:change-id="ct105553121912960"/>e node also provides the &lt;acdi&gt; Element, the contents provided by the ACDI <text:change-end text:change-id="ct105553121912960"/><text:change-start text:change-id="ct105553121974784"/>spaces<text:change-end text:change-id="ct105553121974784"/><text:change-start text:change-id="ct105553121934464"/> shall match <text:change-end text:change-id="ct105553121934464"/><text:change-start text:change-id="ct105553119891072"/>the respective tags in the &lt;identification&gt; Element.<text:change-end text:change-id="ct105553119891072"/><text:change-start text:change-id="ct105553122001088"/></text:p>
      <text:h text:style-name="Heading_20_3" text:outline-level="3">&lt;acdi&gt; Element<text:change-end text:change-id="ct105553122001088"/><text:change-start text:change-id="ct105553121971520"/></text:h>
      <text:p text:style-name="Standard"><text:change-end text:change-id="ct105553121971520"/><text:change-start text:change-id="ct105553119918720"/>The &lt;acdi&gt; Element, if specified<text:change-end text:change-id="ct105553119918720"/><text:change-start text:change-id="ct105553124016064"/> without the attribute `fixed', with the attribute `fixed=”1”', `fixed=”4”' or higher, <text:change-end text:change-id="ct105553124016064"/><text:change-start text:change-id="ct106102877811520"/>specifies that the following information is available for read:<text:change-end text:change-id="ct106102877811520"/></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Table_20_Contents"><text:change-start text:change-id="ct106102877812672"/>Space<text:change-end text:change-id="ct106102877812672"/></text:p>
          </table:table-cell>
          <table:table-cell table:style-name="Table2.A1" office:value-type="string">
            <text:p text:style-name="Table_20_Contents"><text:change-start text:change-id="ct106102877751616"/>Address<text:change-end text:change-id="ct106102877751616"/></text:p>
          </table:table-cell>
          <table:table-cell table:style-name="Table2.A1" office:value-type="string">
            <text:p text:style-name="Table_20_Contents"><text:change-start text:change-id="ct106102875704768"/>Size (bytes)<text:change-end text:change-id="ct106102875704768"/></text:p>
          </table:table-cell>
          <table:table-cell table:style-name="Table2.A1" office:value-type="string">
            <text:p text:style-name="Table_20_Contents"><text:change-start text:change-id="ct106102877723968"/>Type<text:change-end text:change-id="ct106102877723968"/></text:p>
          </table:table-cell>
          <table:table-cell table:style-name="Table2.E1" office:value-type="string">
            <text:p text:style-name="Table_20_Contents"><text:change-start text:change-id="ct106102875707264"/><office:annotation office:name="__Annotation__24630_1344634728"><dc:creator>D Harris</dc:creator><dc:date>2015-02-14T14:10:07</dc:date><text:p text:style-name="P38"><text:span text:style-name="T8">I have generally changed the paragraph formatting in tables to remove the spacing below, so the tables are more compact. <text:s/></text:span></text:p></office:annotation>Description<text:change-end text:change-id="ct106102875707264"/><text:change-start text:change-id="ct106102877760832"/><office:annotation-end office:name="__Annotation__24630_1344634728"/><text:change-end text:change-id="ct106102877760832"/></text:p>
          </table:table-cell>
        </table:table-row>
        <table:table-row>
          <table:table-cell table:style-name="Table2.A2" office:value-type="string">
            <text:p text:style-name="Table_20_Contents"><text:change-start text:change-id="ct106102879849152"/>252<text:change-end text:change-id="ct106102879849152"/></text:p>
          </table:table-cell>
          <table:table-cell table:style-name="Table2.A2" office:value-type="string">
            <text:p text:style-name="Table_20_Contents"><text:change-start text:change-id="ct106102877720320"/>0<text:change-end text:change-id="ct106102877720320"/></text:p>
          </table:table-cell>
          <table:table-cell table:style-name="Table2.A2" office:value-type="string">
            <text:p text:style-name="Table_20_Contents"><text:change-start text:change-id="ct106102877846080"/>1<text:change-end text:change-id="ct106102877846080"/></text:p>
          </table:table-cell>
          <table:table-cell table:style-name="Table2.A2" office:value-type="string">
            <text:p text:style-name="Table_20_Contents"><text:change-start text:change-id="ct106102877778880"/><office:annotation office:name="__Annotation__24632_1344634728"><dc:creator>D Harris</dc:creator><dc:date>2015-02-14T14:14:19</dc:date><text:p text:style-name="P38"><text:span text:style-name="T8">I think these would be better a uint32 or int32 and does string mean null-terminated-string? <text:s/>Or am I out-to-lunch? <text:s text:c="2"/>… yes, they are defined below.</text:span></text:p></office:annotation>int<text:change-end text:change-id="ct106102877778880"/><text:change-start text:change-id="ct106102877754304"/><office:annotation-end office:name="__Annotation__24632_1344634728"/><text:change-end text:change-id="ct106102877754304"/></text:p>
          </table:table-cell>
          <table:table-cell table:style-name="Table2.E2" office:value-type="string">
            <text:p text:style-name="Table_20_Contents"><text:change-start text:change-id="ct106102877794048"/>Version<text:change-end text:change-id="ct106102877794048"/></text:p>
          </table:table-cell>
        </table:table-row>
        <table:table-row>
          <table:table-cell table:style-name="Table2.A2" office:value-type="string">
            <text:p text:style-name="Table_20_Contents"><text:change-start text:change-id="ct106102879827072"/>252<text:change-end text:change-id="ct106102879827072"/></text:p>
          </table:table-cell>
          <table:table-cell table:style-name="Table2.A2" office:value-type="string">
            <text:p text:style-name="Table_20_Contents"><text:change-start text:change-id="ct106102877788672"/>1<text:change-end text:change-id="ct106102877788672"/></text:p>
          </table:table-cell>
          <table:table-cell table:style-name="Table2.A2" office:value-type="string">
            <text:p text:style-name="Table_20_Contents"><text:change-start text:change-id="ct106102879821312"/>41<text:change-end text:change-id="ct106102879821312"/></text:p>
          </table:table-cell>
          <table:table-cell table:style-name="Table2.A2" office:value-type="string">
            <text:p text:style-name="Table_20_Contents"><text:change-start text:change-id="ct106102875689600"/>string<text:change-end text:change-id="ct106102875689600"/></text:p>
          </table:table-cell>
          <table:table-cell table:style-name="Table2.E2" office:value-type="string">
            <text:p text:style-name="Table_20_Contents"><text:change-start text:change-id="ct106102877776768"/>Manufacturer<text:change-end text:change-id="ct106102877776768"/></text:p>
          </table:table-cell>
        </table:table-row>
        <table:table-row>
          <table:table-cell table:style-name="Table2.A2" office:value-type="string">
            <text:p text:style-name="Table_20_Contents"><text:change-start text:change-id="ct106102877754880"/>252<text:change-end text:change-id="ct106102877754880"/></text:p>
          </table:table-cell>
          <table:table-cell table:style-name="Table2.A2" office:value-type="string">
            <text:p text:style-name="Table_20_Contents"><text:change-start text:change-id="ct106102877799424"/>42<text:change-end text:change-id="ct106102877799424"/></text:p>
          </table:table-cell>
          <table:table-cell table:style-name="Table2.A2" office:value-type="string">
            <text:p text:style-name="Table_20_Contents"><text:change-start text:change-id="ct106102877805568"/>41<text:change-end text:change-id="ct106102877805568"/></text:p>
          </table:table-cell>
          <table:table-cell table:style-name="Table2.A2" office:value-type="string">
            <text:p text:style-name="Table_20_Contents"><text:change-start text:change-id="ct106102877732800"/>string<text:change-end text:change-id="ct106102877732800"/></text:p>
          </table:table-cell>
          <table:table-cell table:style-name="Table2.E2" office:value-type="string">
            <text:p text:style-name="Table_20_Contents"><text:change-start text:change-id="ct106102877793856"/>Model<text:change-end text:change-id="ct106102877793856"/></text:p>
          </table:table-cell>
        </table:table-row>
        <table:table-row>
          <table:table-cell table:style-name="Table2.A2" office:value-type="string">
            <text:p text:style-name="Table_20_Contents"><text:change-start text:change-id="ct106102877783296"/>252<text:change-end text:change-id="ct106102877783296"/></text:p>
          </table:table-cell>
          <table:table-cell table:style-name="Table2.A2" office:value-type="string">
            <text:p text:style-name="Table_20_Contents"><text:change-start text:change-id="ct106102877751808"/>83<text:change-end text:change-id="ct106102877751808"/></text:p>
          </table:table-cell>
          <table:table-cell table:style-name="Table2.A2" office:value-type="string">
            <text:p text:style-name="Table_20_Contents"><text:change-start text:change-id="ct106102877781376"/>21<text:change-end text:change-id="ct106102877781376"/></text:p>
          </table:table-cell>
          <table:table-cell table:style-name="Table2.A2" office:value-type="string">
            <text:p text:style-name="Table_20_Contents"><text:change-start text:change-id="ct106102875702464"/>string<text:change-end text:change-id="ct106102875702464"/></text:p>
          </table:table-cell>
          <table:table-cell table:style-name="Table2.E2" office:value-type="string">
            <text:p text:style-name="Table_20_Contents"><text:change-start text:change-id="ct106102877813632"/>Hardware version<text:change-end text:change-id="ct106102877813632"/></text:p>
          </table:table-cell>
        </table:table-row>
        <table:table-row>
          <table:table-cell table:style-name="Table2.A2" office:value-type="string">
            <text:p text:style-name="Table_20_Contents"><text:change-start text:change-id="ct106102875662144"/>252<text:change-end text:change-id="ct106102875662144"/></text:p>
          </table:table-cell>
          <table:table-cell table:style-name="Table2.A2" office:value-type="string">
            <text:p text:style-name="Table_20_Contents"><text:change-start text:change-id="ct106102877718592"/>104<text:change-end text:change-id="ct106102877718592"/></text:p>
          </table:table-cell>
          <table:table-cell table:style-name="Table2.A2" office:value-type="string">
            <text:p text:style-name="Table_20_Contents"><text:change-start text:change-id="ct106102875654272"/>21<text:change-end text:change-id="ct106102875654272"/></text:p>
          </table:table-cell>
          <table:table-cell table:style-name="Table2.A2" office:value-type="string">
            <text:p text:style-name="Table_20_Contents"><text:change-start text:change-id="ct106102875690752"/>string<text:change-end text:change-id="ct106102875690752"/></text:p>
          </table:table-cell>
          <table:table-cell table:style-name="Table2.E2" office:value-type="string">
            <text:p text:style-name="Table_20_Contents"><text:change-start text:change-id="ct106102877788480"/>Software version<text:change-end text:change-id="ct106102877788480"/><text:change-start text:change-id="ct105553121994176"/><office:annotation><dc:creator>D Harris</dc:creator><dc:date>2015-02-14T14:11:27</dc:date><text:p text:style-name="P38"><text:span text:style-name="T8">I like these tables, they clearly show how the acdi are constructed and are a good reference for implementation. <text:s/></text:span></text:p></office:annotation><text:change-end text:change-id="ct105553121994176"/></text:p>
          </table:table-cell>
        </table:table-row>
      </table:table>
      <text:p text:style-name="Standard"><text:change-start text:change-id="ct105553119823872"/>The value at the Version variable shall be the same as the value of the attribute `fixed'.<text:change-end text:change-id="ct105553119823872"/><text:change-start text:change-id="ct105553119877440"/></text:p>
      <text:p text:style-name="Standard"><text:change-end text:change-id="ct105553119877440"/><text:change-start text:change-id="ct105553121928704"/>The &lt;acdi&gt; Element, if specified without the attribute `<office:annotation office:name="__Annotation__24631_1344634728"><dc:creator>D Harris</dc:creator><dc:date>2015-02-14T14:12:48</dc:date><text:p text:style-name="P38"><text:span text:style-name="T8">Do we need a word about the difference between fixed and var? <text:s/></text:span></text:p></office:annotation>var<text:change-end text:change-id="ct105553121928704"/><text:change-start text:change-id="ct106652631489856"/><office:annotation-end office:name="__Annotation__24631_1344634728"/><text:change-end text:change-id="ct106652631489856"/><text:change-start text:change-id="ct106652631551488"/>', with the attribute `var=”1”', `var=”2”' or higher, specifies that the following information is available for read and write:<text:change-end text:change-id="ct106652631551488"/></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Table_20_Contents"><text:change-start text:change-id="ct105553121905856"/>Space<text:change-end text:change-id="ct105553121905856"/></text:p>
          </table:table-cell>
          <table:table-cell table:style-name="Table3.A1" office:value-type="string">
            <text:p text:style-name="Table_20_Contents"><text:change-start text:change-id="ct105553121936960"/>Address<text:change-end text:change-id="ct105553121936960"/></text:p>
          </table:table-cell>
          <table:table-cell table:style-name="Table3.A1" office:value-type="string">
            <text:p text:style-name="Table_20_Contents"><text:change-start text:change-id="ct105553119896832"/>Size (bytes)<text:change-end text:change-id="ct105553119896832"/></text:p>
          </table:table-cell>
          <table:table-cell table:style-name="Table3.A1" office:value-type="string">
            <text:p text:style-name="Table_20_Contents"><text:change-start text:change-id="ct105553119876864"/>Type<text:change-end text:change-id="ct105553119876864"/></text:p>
          </table:table-cell>
          <table:table-cell table:style-name="Table3.E1" office:value-type="string">
            <text:p text:style-name="Table_20_Contents"><text:change-start text:change-id="ct105553121910080"/>Description<text:change-end text:change-id="ct105553121910080"/></text:p>
          </table:table-cell>
        </table:table-row>
        <table:table-row>
          <table:table-cell table:style-name="Table3.A2" office:value-type="string">
            <text:p text:style-name="Table_20_Contents"><text:change-start text:change-id="ct105553119844800"/>251<text:change-end text:change-id="ct105553119844800"/></text:p>
          </table:table-cell>
          <table:table-cell table:style-name="Table3.A2" office:value-type="string">
            <text:p text:style-name="Table_20_Contents"><text:change-start text:change-id="ct105553119846912"/>0<text:change-end text:change-id="ct105553119846912"/></text:p>
          </table:table-cell>
          <table:table-cell table:style-name="Table3.A2" office:value-type="string">
            <text:p text:style-name="Table_20_Contents"><text:change-start text:change-id="ct105553119851328"/>1<text:change-end text:change-id="ct105553119851328"/></text:p>
          </table:table-cell>
          <table:table-cell table:style-name="Table3.A2" office:value-type="string">
            <text:p text:style-name="Table_20_Contents"><text:change-start text:change-id="ct105553119888576"/>int<text:change-end text:change-id="ct105553119888576"/></text:p>
          </table:table-cell>
          <table:table-cell table:style-name="Table3.E2" office:value-type="string">
            <text:p text:style-name="Table_20_Contents"><text:change-start text:change-id="ct105553121937920"/>Version<text:change-end text:change-id="ct105553121937920"/></text:p>
          </table:table-cell>
        </table:table-row>
        <table:table-row>
          <table:table-cell table:style-name="Table3.A2" office:value-type="string">
            <text:p text:style-name="Table_20_Contents"><text:change-start text:change-id="ct105553119891648"/>251<text:change-end text:change-id="ct105553119891648"/></text:p>
          </table:table-cell>
          <table:table-cell table:style-name="Table3.A2" office:value-type="string">
            <text:p text:style-name="Table_20_Contents"><text:change-start text:change-id="ct107202387268992"/>1<text:change-end text:change-id="ct107202387268992"/></text:p>
          </table:table-cell>
          <table:table-cell table:style-name="Table3.A2" office:value-type="string">
            <text:p text:style-name="Table_20_Contents"><text:change-start text:change-id="ct107202389349824"/>63<text:change-end text:change-id="ct107202389349824"/></text:p>
          </table:table-cell>
          <table:table-cell table:style-name="Table3.A2" office:value-type="string">
            <text:p text:style-name="Table_20_Contents"><text:change-start text:change-id="ct107202387318912"/>string<text:change-end text:change-id="ct107202387318912"/></text:p>
          </table:table-cell>
          <table:table-cell table:style-name="Table3.E2" office:value-type="string">
            <text:p text:style-name="Table_20_Contents"><text:change-start text:change-id="ct107202389362880"/>User-supplied name<text:change-end text:change-id="ct107202389362880"/></text:p>
          </table:table-cell>
        </table:table-row>
        <table:table-row>
          <table:table-cell table:style-name="Table3.A2" office:value-type="string">
            <text:p text:style-name="Table_20_Contents"><text:change-start text:change-id="ct107202389369792"/>251<text:change-end text:change-id="ct107202389369792"/></text:p>
          </table:table-cell>
          <table:table-cell table:style-name="Table3.A2" office:value-type="string">
            <text:p text:style-name="Table_20_Contents"><text:change-start text:change-id="ct107202389362112"/>64<text:change-end text:change-id="ct107202389362112"/></text:p>
          </table:table-cell>
          <table:table-cell table:style-name="Table3.A2" office:value-type="string">
            <text:p text:style-name="Table_20_Contents"><text:change-start text:change-id="ct107202389357120"/>64<text:change-end text:change-id="ct107202389357120"/></text:p>
          </table:table-cell>
          <table:table-cell table:style-name="Table3.A2" office:value-type="string">
            <text:p text:style-name="Table_20_Contents"><text:change-start text:change-id="ct107202389368640"/>string<text:change-end text:change-id="ct107202389368640"/></text:p>
          </table:table-cell>
          <table:table-cell table:style-name="Table3.E2" office:value-type="string">
            <text:p text:style-name="Table_20_Contents"><text:change-start text:change-id="ct107202387289728"/>User-supplied description<text:change-end text:change-id="ct107202387289728"/></text:p>
          </table:table-cell>
        </table:table-row>
      </table:table>
      <text:p text:style-name="Standard"><text:change-start text:change-id="ct107202387343296"/>The value at the Version variable shall be the same as the value of the attribute `var'.<text:change-end text:change-id="ct107202387343296"/><text:change-start text:change-id="ct106102875748160"/></text:p>
      <text:p text:style-name="Standard">The &lt;acdi&gt; Element shall be specified if and only if the Protocol Support Reply message carries the `ACDI' bit set. See the OpenLCB Message Network Standard for the Protocol Support Reply message.</text:p>
      <text:p text:style-name="Standard">If the &lt;acdi&gt; Element is specified, and the Node also supports the OpenLCB Simple Node Information Protocol (SNIP), then the information provided by the SNIP Reply shall match the respective values provided in the ACDI space.<text:change-end text:change-id="ct106102875748160"/><text:change-start text:change-id="ct106102877717824"/></text:p>
      <text:p text:style-name="Standard">A node may, but is not required to, express the same <text:change-end text:change-id="ct106102877717824"/><text:change-start text:change-id="ct106102877762176"/>configuration options as specific segment<text:change-end text:change-id="ct106102877762176"/><text:change-start text:change-id="ct106102877736064"/>s and Elements therein.<text:change-end text:change-id="ct106102877736064"/><text:change text:change-id="ct106102877744896"/><text:change-start text:change-id="ct106102877770816"/></text:p>
      <text:h text:style-name="Heading_20_3" text:outline-level="3"><text:soft-page-break/>&lt;segment&gt; Element<text:change-end text:change-id="ct106102877770816"/><text:change-start text:change-id="ct106102875729344"/></text:h>
      <text:p text:style-name="Standard"><text:change-end text:change-id="ct106102875729344"/><text:change text:change-id="ct106102877801152"/><text:change text:change-id="ct106102877721472"/><text:change-start text:change-id="ct106102877741248"/>A<text:change-end text:change-id="ct106102877741248"/><text:change-start text:change-id="ct106102877818048"/> &lt;segment&gt; element <text:change-end text:change-id="ct106102877818048"/><text:change-start text:change-id="ct106102875744128"/>defines <text:change-end text:change-id="ct106102875744128"/><text:change-start text:change-id="ct106102877792896"/>the value of Space <text:change-end text:change-id="ct106102877792896"/><text:change-start text:change-id="ct106102875727808"/>in the attribute `space', <text:change-end text:change-id="ct106102875727808"/><text:change-start text:change-id="ct106102877763712"/>which shall apply to all <text:change-end text:change-id="ct106102877763712"/><text:change text:change-id="ct106102875728576"/><text:change-start text:change-id="ct106102875648128"/>Data<text:change-end text:change-id="ct106102875648128"/><text:change-start text:change-id="ct106102877721088"/> Elements within, and the value of `origin', which shall be considered as the Address of <text:change-end text:change-id="ct106102877721088"/><text:change-start text:change-id="ct106102875699584"/>an Element of size 0 (zero) at the beginning of the &lt;<text:change-end text:change-id="ct106102875699584"/><text:change-start text:change-id="ct106102877749696"/>segment&gt;<text:change-end text:change-id="ct106102877749696"/><text:change-start text:change-id="ct105553121978624"/><text:note text:id="ftn3" text:note-class="footnote"><text:note-citation>1</text:note-citation><text:note-body><text:p text:style-name="Footnote"><text:change-start text:change-id="ct106102877799808"/>This is required to make “previous Element” an unambiguous reference for the first Element in the contained sequence.<text:change-end text:change-id="ct106102877799808"/></text:p></text:note-body></text:note><text:change-end text:change-id="ct105553121978624"/><text:change-start text:change-id="ct105553121931776"/>.<text:change-end text:change-id="ct105553121931776"/><text:change-start text:change-id="ct105553121912192"/></text:p>
      <text:p text:style-name="Standard">A Configuration Tool may, but is not required to, perform visual separation of the contents of different segments by appro<text:change-end text:change-id="ct105553121912192"/><text:change-start text:change-id="ct105553119925248"/>priate UI elements, such as tabs, boxes or horizontal bars.<text:change-end text:change-id="ct105553119925248"/><text:change-start text:change-id="ct107202389373248"/></text:p>
      <text:p text:style-name="Standard">A &lt;segment&gt; element shall contain an optional user-readable name and description tags, and a sequence of zero or more Data Elements.<text:change-end text:change-id="ct107202389373248"/><text:change-start text:change-id="ct107202387331008"/></text:p>
      <text:h text:style-name="Heading_20_3" text:outline-level="3">Data Elements</text:h>
      <text:p text:style-name="Standard">The following Elements are considered Data Elements: &lt;group&gt;, &lt;bit&gt;, &lt;int&gt;, &lt;string&gt;, &lt;eventid&gt;.</text:p>
      <text:p text:style-name="Standard">For each Data Element the following values are defined:</text:p>
      <text:list xml:id="list5080278822259022130" text:style-name="L5">
        <text:list-item>
          <text:p text:style-name="P35">Space</text:p>
        </text:list-item>
        <text:list-item>
          <text:p text:style-name="P35">Address</text:p>
        </text:list-item>
        <text:list-item>
          <text:p text:style-name="P35">Size<text:change-end text:change-id="ct107202387331008"/><text:change-start text:change-id="ct107202387318144"/> (in bytes)<text:change-end text:change-id="ct107202387318144"/><text:change-start text:change-id="ct107202387332736"/></text:p>
        </text:list-item>
        <text:list-item>
          <text:p text:style-name="P35">End Address, which shall be Address + Size.<text:change-end text:change-id="ct107202387332736"/><text:change-start text:change-id="ct107202389357312"/></text:p>
        </text:list-item>
      </text:list>
      <text:h text:style-name="Heading_20_4" text:outline-level="4">&lt;group&gt; Element<text:change-end text:change-id="ct107202389357312"/><text:change-start text:change-id="ct107202387373824"/></text:h>
      <text:p text:style-name="Standard">The &lt;group&gt; Element allows logical grouping of Variables, providing co<text:change-end text:change-id="ct107202387373824"/><text:change-start text:change-id="ct107202387278016"/>mmon documentation for them, and making multiple copies of the contained Variables occupying a contiguous memory area.<text:change-end text:change-id="ct107202387278016"/><text:change-start text:change-id="ct107202389384960"/> Nodes may, but are not required to, use this feature to express configuration of <text:change-end text:change-id="ct107202389384960"/><text:change-start text:change-id="ct106652633536512"/>repeated hardware or software components (such as multiple input ports, output ports etc).</text:p>
      <text:p text:style-name="Standard"><text:span text:style-name="T4">A &lt;group&gt; Element shall contain an optional user-readable name, description and a sequence of zero or more Data Elements. This sequence is considered to contain a Data Element of size 0 (zero) before the specified Data Elements</text:span><text:span text:style-name="Footnote_20_anchor"><text:span text:style-name="T4"><text:note-ref text:note-class="footnote" text:reference-format="text" text:ref-name="ftn3">1</text:note-ref></text:span></text:span><text:span text:style-name="T4">.</text:span></text:p>
      <text:p text:style-name="P1">The Address of a &lt;group&gt; is defined<text:change-end text:change-id="ct106652633536512"/><text:change-start text:change-id="ct106652633630976"/> as the <text:change-end text:change-id="ct106652633630976"/><text:change-start text:change-id="ct106652631474880"/>End <text:change-end text:change-id="ct106652631474880"/><text:change-start text:change-id="ct106652633563968"/>Address of the previous Element plus the value of the attribute `offset'.</text:p>
      <text:p text:style-name="P1">If the `replica<text:change-end text:change-id="ct106652633563968"/><text:change-start text:change-id="ct106652631560896"/>tion' attribute is present with the value of N, then the group shall be considered as if <text:change-end text:change-id="ct106652631560896"/><text:change-start text:change-id="ct106652633587968"/>the entire sequence of Data Elements were repeated N times, with a Data Element of size 0 (zero) separating the individual instances.</text:p>
      <text:p text:style-name="P1">The End Address of a &lt;group&gt; element is defined as the End Address of the last Data Element in the contained sequence (after replication).</text:p>
      <text:p text:style-name="P1"><text:change-end text:change-id="ct106652633587968"/><text:change-start text:change-id="ct106652635645760"/>The Size of a <text:change-end text:change-id="ct106652635645760"/><text:change-start text:change-id="ct106652633621760"/>&lt;group&gt; Element is defined as the End Address minus the Address of the &lt;group&gt; Element.<text:change-end text:change-id="ct106652633621760"/><text:change-start text:change-id="ct106652633591232"/></text:p>
      <text:h text:style-name="Heading_20_4" text:outline-level="4"><text:change-end text:change-id="ct106652633591232"/><text:change-start text:change-id="ct106652633604864"/><text:soft-page-break/>&lt;bit&gt; Element</text:h>
      <text:p text:style-name="P2">The &lt;bit&gt; Element defines a Variable of boolean value<text:change-end text:change-id="ct106652633604864"/><text:change-start text:change-id="ct106652631529600"/>.</text:p>
      <text:p text:style-name="P2">The Address of the <text:change-end text:change-id="ct106652631529600"/><text:change-start text:change-id="ct106652631542272"/>&lt;bit&gt; Element is defined as the End Address of the previous Data Element plus the value of the `offset' attribute.</text:p>
      <text:p text:style-name="P2">The Size of the &lt;bit&gt; Element is defined as the value<text:change-end text:change-id="ct106652631542272"/><text:change-start text:change-id="ct106652631530368"/> of the `size' attribute divided by 8 rounded up to the next integer<text:change-end text:change-id="ct106652631530368"/><text:change text:change-id="ct106652633563776"/><text:change-start text:change-id="ct106652631495040"/>.</text:p>
      <text:p text:style-name="P2">A value of <office:annotation office:name="__Annotation__24690_1344634728"><dc:creator>D Harris</dc:creator><dc:date>2015-02-14T14:16:55</dc:date><text:p text:style-name="P38"><text:span text:style-name="T8">Should these be quoted?</text:span></text:p></office:annotation>true / on / yes<text:change-end text:change-id="ct106652631495040"/><text:change-start text:change-id="ct106652631539584"/><office:annotation-end office:name="__Annotation__24690_1344634728"/><text:change-end text:change-id="ct106652631539584"/><text:change-start text:change-id="ct106652631502144"/> shall <text:change-end text:change-id="ct106652631502144"/><text:change-start text:change-id="ct106652635649792"/>be represented by writing <text:change-end text:change-id="ct106652635649792"/><text:change text:change-id="ct106652633589696"/><text:change-start text:change-id="ct106652633579712"/>the bit 1 to the LSB<text:change-end text:change-id="ct106652633579712"/><text:change text:change-id="ct106652631555904"/><text:change-start text:change-id="ct106652633628672"/> of<text:change-end text:change-id="ct106652633628672"/><text:change text:change-id="ct106652633569344"/><text:change-start text:change-id="ct106652631514048"/> the data pointed to. A value of false / off / no shall be represented by writing <text:change-end text:change-id="ct106652631514048"/><text:change-start text:change-id="ct106652633616384"/>all <text:change-end text:change-id="ct106652633616384"/><text:change-start text:change-id="ct106652633602752"/>zeros to <text:change-end text:change-id="ct106652633602752"/><text:change-start text:change-id="ct106652633607744"/>the data pointed to.<text:change-end text:change-id="ct106652633607744"/><text:change-start text:change-id="ct106652635635776"/></text:p>
      <text:h text:style-name="Heading_20_4" text:outline-level="4">&lt;int&gt; Element</text:h>
      <text:p text:style-name="P2">The &lt;int&gt; Element defines a Variable of boolean value.</text:p>
      <text:p text:style-name="P2">The Address of the &lt;int&gt; Element is defined as the End Address of the previous Data Element plus the value of the `offset' attribute.</text:p>
      <text:p text:style-name="P2">The Size of the &lt;int&gt; Element is defined as the value of the `size' attribute in byte<text:change-end text:change-id="ct106652635635776"/><text:change-start text:change-id="ct106652631541696"/>s.</text:p>
      <text:p text:style-name="P2"><text:change-end text:change-id="ct106652631541696"/><text:change-start text:change-id="ct106652635659392"/>The integer value shall b<text:change-end text:change-id="ct106652635659392"/><text:change-start text:change-id="ct106652633591424"/>e written to the bytes pointed to in big-endian byte order.<text:change-end text:change-id="ct106652633591424"/><text:change-start text:change-id="ct106652633588352"/> All bytes shall be written.<text:change-end text:change-id="ct106652633588352"/><text:change-start text:change-id="ct106652633586048"/> Values falling outside of the range defined by the &lt;min&gt; and &lt;max&gt; sub-elements, if present, are invalid and shall not be written. If the &lt;map&gt; enumeration is present, then values not present in the <text:change-end text:change-id="ct106652633586048"/><text:change-start text:change-id="ct106652633584512"/>list of &lt;property&gt; entries<text:change-end text:change-id="ct106652633584512"/><text:change-start text:change-id="ct106652631543232"/> of the enumeration are invalid and shall not be written.<text:change-end text:change-id="ct106652631543232"/><text:change-start text:change-id="ct106652633534208"/></text:p>
      <text:h text:style-name="Heading_20_4" text:outline-level="4">&lt;string&gt; Element</text:h>
      <text:p text:style-name="P2"><text:change-end text:change-id="ct106652633534208"/><text:change-start text:change-id="ct106652631497536"/>The &lt;string&gt; Element defines a variable holding a UTF-8 string that is user-readable.</text:p>
      <text:p text:style-name="P2"><text:change-end text:change-id="ct106652631497536"/><text:change-start text:change-id="ct106652631506944"/>The Address of the &lt;string&gt; Element is defined as the End Address of the previous Data Element plus the value of the `offset' attribute.</text:p>
      <text:p text:style-name="P2">The Size of the &lt;string&gt; Element is defined as the value of the `size' attribute in bytes.</text:p>
      <text:p text:style-name="P2">The string value shall be written to the bytes pointed to, starting at the Address <text:change-end text:change-id="ct106652631506944"/><text:change-start text:change-id="ct106652631491968"/>of the <text:change-end text:change-id="ct106652631491968"/><text:change-start text:change-id="ct106652631507328"/>&lt;string&gt; Element. When writing a shorter string, any unused bytes shall be set to 0 (zero).<text:change-end text:change-id="ct106652631507328"/><text:change-start text:change-id="ct106652631516160"/></text:p>
      <text:p text:style-name="P2"><text:change-end text:change-id="ct106652631516160"/><text:change-start text:change-id="ct106652631553600"/>If the &lt;map&gt; enumeration is present, then values not present in the list of &lt;property&gt; entries of the enumeration are invalid and shall not be written.<text:change-end text:change-id="ct106652631553600"/><text:change-start text:change-id="ct106652631519040"/></text:p>
      <text:h text:style-name="Heading_20_4" text:outline-level="4">&lt;eventid&gt; Element</text:h>
      <text:p text:style-name="P2">The &lt;eventid&gt; Element defines a variable holding an 8-byte value representing an Event ID.</text:p>
      <text:p text:style-name="P2">The Address of the &lt;eventid&gt; Element is defined as the End Address of the previous Data Element plus the value of the `offset' attribute.</text:p>
      <text:p text:style-name="P2">The Size of the &lt;eventid&gt; Element is defined as 8 bytes.</text:p>
      <text:p text:style-name="P2"><text:soft-page-break/>The Event ID shall be written to the bytes pointed to in big-endian byte order (most significant byte first).</text:p>
      <text:p text:style-name="P2">If the &lt;map&gt; enumeration is present, then values not present in the list of &lt;property&gt; entries of the enumeration are invalid and shall not be written.<text:change-end text:change-id="ct106652631519040"/></text:p>
      <text:h text:style-name="Heading_20_1" text:outline-level="1"><text:change text:change-id="ct106652631528448"/><text:change-start text:change-id="ct106652631467008"/>Future Extension<text:change-end text:change-id="ct106652631467008"/><text:change-start text:change-id="ct106652631513088"/> (Normative)<text:change-end text:change-id="ct106652631513088"/></text:h>
      <text:p text:style-name="Standard"><text:change-start text:change-id="ct106652631535168"/>Configuration Tools implementing a future version of this Standard must be able to process CDI content defined according to any earlier version of the Standard, including this version.</text:p>
      <text:p text:style-name="Standard">Configuration Tools implementing major version 1 of this Standard may assume the following about future minor versions of this Standard:</text:p>
      <text:list xml:id="list2549888675996893083" text:style-name="L6">
        <text:list-item>
          <text:p text:style-name="P36">No existing tags will change the interpretation or default value of the `offset' and `size' attribute, and accordingly the Address and Size value, the data type and encoding of the value in the memory space. The &lt;group&gt; tag will not change the interpretation of the `offset' attribute and `replication' attribute.</text:p>
        </text:list-item>
        <text:list-item>
          <text:p text:style-name="P36">All unknown tags that occur within the Element &lt;segment&gt; or &lt;group&gt; and have an attribute `size' shall be considered to be Data Elements with Address <text:span text:style-name="T4">defined as the End Address of the previous Data Element plus the value of the `offset' attribute, </text:span><text:span text:style-name="T4">and Size defined as the value of the `size' attribute in bytes. The `size' attribute of all future Data Elements shall be required.</text:span></text:p>
        </text:list-item>
      </text:list>
      <text:p text:style-name="P1">No assumptions may be made about major version 2 and up of this Standard.<text:change-end text:change-id="ct106652631535168"/><text:change text:change-id="ct106652631538048"/><text:change text:change-id="ct106652631537664"/><text:change text:change-id="ct106652631536896"/><text:change text:change-id="ct106652631536320"/><text:change text:change-id="ct106652631535360"/><text:change text:change-id="ct106652631515392"/><text:change-start text:change-id="ct106652631537472"/></text:p>
      <text:list xml:id="list1826435801" text:continue-list="list8309986205388307418" text:style-name="Numbering_20_2">
        <text:list-item text:start-value="1">
          <text:h text:style-name="P5" text:outline-level="1" text:restart-numbering="true" text:start-value="-1"><text:change-end text:change-id="ct106652631537472"/><text:change text:change-id="ct106652631537856"/><text:change-start text:change-id="ct106652631531328"/>Appendix: Schema<text:change-end text:change-id="ct106652631531328"/><text:change-start text:change-id="ct106652631507136"/></text:h>
        </text:list-item>
      </text:list>
      <text:p text:style-name="P7"><text:change-end text:change-id="ct106652631507136"/><text:change-start text:change-id="ct106102877805376"/>&lt;?xml version="1.0" encoding="utf-8"?&gt;</text:p>
      <text:p text:style-name="P7">&lt;?xml-stylesheet href="schema2xhtml.xsl" type="text/xsl"?&gt;</text:p>
      <text:p text:style-name="P7">&lt;!-- XML Schema for OpenLCB Configuration Description Information (CDI) <text:s text:c="4"/>--&gt;</text:p>
      <text:p text:style-name="P7">&lt;xs:schema version="CDI 1.1" xmlns:xs="http://www.w3.org/2001/XMLSchema" xmlns:xsi="http://www.w3.org/2001/XMLSchema-instance"&gt;</text:p>
      <text:p text:style-name="P7"><text:s text:c="2"/></text:p>
      <text:p text:style-name="P7"><text:s text:c="2"/>&lt;xs:complexType name="mapType"&gt;</text:p>
      <text:p text:style-name="P7"><text:s text:c="4"/>&lt;xs:annotation&gt;</text:p>
      <text:p text:style-name="P7"><text:s text:c="6"/>&lt;xs:documentation&gt;</text:p>
      <text:p text:style-name="P7"><text:s text:c="8"/>A map relates one or more property elements (keys) </text:p>
      <text:p text:style-name="P7"><text:s text:c="8"/>to specific values.</text:p>
      <text:p text:style-name="P7"><text:s text:c="6"/>&lt;/xs:documentation&gt;</text:p>
      <text:p text:style-name="P7"><text:s text:c="4"/>&lt;/xs:annotation&gt;</text:p>
      <text:p text:style-name="P7"><text:s text:c="4"/>&lt;xs:sequence&gt;</text:p>
      <text:p text:style-name="P7"><text:s text:c="6"/>&lt;xs:element name="name" minOccurs="0" maxOccurs="1" /&gt;</text:p>
      <text:p text:style-name="P7"><text:s text:c="6"/>&lt;xs:element name="description" minOccurs="0" maxOccurs="1" /&gt;</text:p>
      <text:p text:style-name="P7"><text:s text:c="6"/>&lt;xs:element name="relation" minOccurs="0" maxOccurs="unbounded"&gt;</text:p>
      <text:p text:style-name="P7"><text:s text:c="8"/>&lt;xs:complexType&gt;</text:p>
      <text:p text:style-name="P7"><text:s text:c="10"/>&lt;xs:sequence&gt;</text:p>
      <text:p text:style-name="P7"><text:s text:c="12"/>&lt;xs:element name="property" minOccurs="1" maxOccurs="1" /&gt;</text:p>
      <text:p text:style-name="P7"><text:s text:c="12"/>&lt;xs:element name="value" minOccurs="1" maxOccurs="1" /&gt;</text:p>
      <text:p text:style-name="P7"><text:s text:c="10"/>&lt;/xs:sequence&gt;</text:p>
      <text:p text:style-name="P7"><text:s text:c="8"/>&lt;/xs:complexType&gt;</text:p>
      <text:p text:style-name="P7"><text:s text:c="6"/>&lt;/xs:element&gt;</text:p>
      <text:p text:style-name="P7"><text:s text:c="4"/>&lt;/xs:sequence&gt;</text:p>
      <text:p text:style-name="P7"><text:s text:c="2"/>&lt;/xs:complexType&gt;</text:p>
      <text:p text:style-name="P7"><text:s text:c="2"/></text:p>
      <text:p text:style-name="P7"><text:s text:c="2"/>&lt;xs:complexType name="groupType"&gt;</text:p>
      <text:p text:style-name="P7"><text:s text:c="4"/>&lt;xs:sequence&gt;</text:p>
      <text:p text:style-name="P7"><text:s text:c="6"/>&lt;xs:element name="name" minOccurs="0" maxOccurs="1" /&gt;</text:p>
      <text:p text:style-name="P7"><text:s text:c="6"/>&lt;xs:element name="description" minOccurs="0" maxOccurs="1" /&gt;</text:p>
      <text:p text:style-name="P7"><text:s text:c="6"/>&lt;xs:element name="repname" minOccurs="0" maxOccurs="1" /&gt;</text:p>
      <text:p text:style-name="P7"><text:s text:c="6"/>&lt;xs:choice minOccurs="0" maxOccurs="unbounded"&gt;</text:p>
      <text:p text:style-name="P7"><text:s text:c="8"/>&lt;xs:annotation&gt;</text:p>
      <text:p text:style-name="P7"><text:s text:c="10"/>&lt;xs:documentation&gt;</text:p>
      <text:p text:style-name="P7"><text:s text:c="12"/>Allows any sequence of the contained element types</text:p>
      <text:p text:style-name="P7"><text:s text:c="10"/>&lt;/xs:documentation&gt;</text:p>
      <text:p text:style-name="P7"><text:s text:c="8"/>&lt;/xs:annotation&gt;</text:p>
      <text:p text:style-name="P7"><text:s text:c="8"/>&lt;xs:element name="group" type="groupType" minOccurs="0" maxOccurs="1" /&gt;</text:p>
      <text:p text:style-name="P7"><text:s text:c="8"/>&lt;xs:element name="bit" type="bitType" minOccurs="0" maxOccurs="1" /&gt;</text:p>
      <text:p text:style-name="P7"><text:s text:c="8"/>&lt;xs:element name="string" type="stringType" minOccurs="0" maxOccurs="1" /&gt;</text:p>
      <text:p text:style-name="P7"><text:s text:c="8"/>&lt;xs:element name="int" type="intType" minOccurs="0" maxOccurs="1" /&gt;</text:p>
      <text:p text:style-name="P7"><text:s text:c="8"/>&lt;xs:element name="eventid" type="eventidType" minOccurs="0" maxOccurs="1" /&gt;</text:p>
      <text:p text:style-name="P7"><text:s text:c="6"/>&lt;/xs:choice&gt;</text:p>
      <text:p text:style-name="P7"><text:s text:c="4"/>&lt;/xs:sequence&gt;</text:p>
      <text:p text:style-name="P7"><text:s text:c="4"/>&lt;xs:attribute name="offset" type="xs:int" default="0"&gt;</text:p>
      <text:p text:style-name="P7"><text:s text:c="6"/>&lt;xs:annotation&gt;</text:p>
      <text:p text:style-name="P7"><text:s text:c="8"/>&lt;xs:documentation&gt;</text:p>
      <text:p text:style-name="P7"><text:s text:c="10"/>Positive or negative offset between the address of </text:p>
      <text:p text:style-name="P7"><text:s text:c="10"/>the previous element and the start of this group's contents.</text:p>
      <text:p text:style-name="P7"><text:s text:c="8"/>&lt;/xs:documentation&gt;</text:p>
      <text:p text:style-name="P7"><text:s text:c="6"/>&lt;/xs:annotation&gt;</text:p>
      <text:p text:style-name="P7"><text:s text:c="4"/>&lt;/xs:attribute&gt;</text:p>
      <text:p text:style-name="P7"><text:s text:c="4"/>&lt;xs:attribute name="replication" type="xs:int" default="1" /&gt;</text:p>
      <text:p text:style-name="P7"><text:s text:c="2"/>&lt;/xs:complexType&gt;</text:p>
      <text:p text:style-name="P7"><text:s text:c="2"/></text:p>
      <text:p text:style-name="P7"><text:s text:c="2"/>&lt;xs:complexType name="eventidType"&gt;</text:p>
      <text:p text:style-name="P7"><text:s text:c="4"/>&lt;xs:sequence&gt;</text:p>
      <text:p text:style-name="P7"><text:s text:c="6"/>&lt;xs:element name="name" minOccurs="0" maxOccurs="1" /&gt;</text:p>
      <text:p text:style-name="P7"><text:s text:c="6"/>&lt;xs:element name="description" minOccurs="0" maxOccurs="1" /&gt;</text:p>
      <text:p text:style-name="P7"><text:s text:c="6"/>&lt;xs:element name="map" type="mapType" minOccurs="0" maxOccurs="1" /&gt;</text:p>
      <text:p text:style-name="P7"><text:s text:c="4"/>&lt;/xs:sequence&gt;</text:p>
      <text:p text:style-name="P7"><text:s text:c="4"/>&lt;xs:attribute name="offset" type="xs:int" default="0"&gt;</text:p>
      <text:p text:style-name="P7"><text:s text:c="6"/>&lt;xs:annotation&gt;</text:p>
      <text:p text:style-name="P7"><text:s text:c="8"/>&lt;xs:documentation&gt;</text:p>
      <text:p text:style-name="P7"><text:s text:c="10"/>Positive or negative offset between the address of </text:p>
      <text:p text:style-name="P7"><text:s text:c="10"/>the end of previous element and the start of </text:p>
      <text:p text:style-name="P7"><text:s text:c="10"/>this elements's contents.</text:p>
      <text:p text:style-name="P7"><text:s text:c="8"/>&lt;/xs:documentation&gt;</text:p>
      <text:p text:style-name="P7"><text:s text:c="6"/>&lt;/xs:annotation&gt;</text:p>
      <text:p text:style-name="P7"><text:s text:c="4"/>&lt;/xs:attribute&gt;</text:p>
      <text:p text:style-name="P7"><text:s text:c="2"/>&lt;/xs:complexType&gt;</text:p>
      <text:p text:style-name="P7"><text:s text:c="2"/></text:p>
      <text:p text:style-name="P7"><text:s text:c="2"/>&lt;xs:complexType name="intType"&gt;</text:p>
      <text:p text:style-name="P7"><text:s text:c="4"/>&lt;xs:sequence&gt;</text:p>
      <text:p text:style-name="P7"><text:s text:c="6"/>&lt;xs:element name="name" minOccurs="0" maxOccurs="1" /&gt;</text:p>
      <text:p text:style-name="P7"><text:soft-page-break/><text:s text:c="6"/>&lt;xs:element name="description" minOccurs="0" maxOccurs="1" /&gt;</text:p>
      <text:p text:style-name="P7"><text:s text:c="6"/>&lt;xs:element name="min" minOccurs="0" maxOccurs="1" /&gt;</text:p>
      <text:p text:style-name="P7"><text:s text:c="6"/>&lt;xs:element name="max" minOccurs="0" maxOccurs="1" /&gt;</text:p>
      <text:p text:style-name="P7"><text:s text:c="6"/>&lt;xs:element name="default" minOccurs="0" maxOccurs="1" /&gt;</text:p>
      <text:p text:style-name="P7"><text:s text:c="6"/>&lt;xs:element name="map" type="mapType" minOccurs="0" maxOccurs="1"&gt;</text:p>
      <text:p text:style-name="P7"><text:s text:c="8"/>&lt;xs:annotation&gt;</text:p>
      <text:p text:style-name="P7"><text:s text:c="10"/>&lt;xs:documentation&gt;</text:p>
      <text:p text:style-name="P7"><text:s text:c="12"/>The 'value' of each entry is displayed, and </text:p>
      <text:p text:style-name="P7"><text:s text:c="12"/>the 'property' content (number) is sent </text:p>
      <text:p text:style-name="P7"><text:s text:c="12"/>to/from the node</text:p>
      <text:p text:style-name="P7"><text:s text:c="10"/>&lt;/xs:documentation&gt;</text:p>
      <text:p text:style-name="P7"><text:s text:c="8"/>&lt;/xs:annotation&gt;</text:p>
      <text:p text:style-name="P7"><text:s text:c="6"/>&lt;/xs:element&gt;</text:p>
      <text:p text:style-name="P7"><text:s text:c="4"/>&lt;/xs:sequence&gt;</text:p>
      <text:p text:style-name="P7"><text:s text:c="4"/>&lt;xs:attribute name="size" type="xs:int" default="1"&gt;</text:p>
      <text:p text:style-name="P7"><text:s text:c="6"/>&lt;xs:annotation&gt;</text:p>
      <text:p text:style-name="P7"><text:s text:c="8"/>&lt;xs:documentation&gt;</text:p>
      <text:p text:style-name="P7"><text:s text:c="10"/>Storage size of this variable in bytes.</text:p>
      <text:p text:style-name="P7"><text:s text:c="8"/>&lt;/xs:documentation&gt;</text:p>
      <text:p text:style-name="P7"><text:s text:c="6"/>&lt;/xs:annotation&gt;</text:p>
      <text:p text:style-name="P7"><text:s text:c="4"/>&lt;/xs:attribute&gt;</text:p>
      <text:p text:style-name="P7"><text:s text:c="4"/>&lt;xs:attribute name="offset" type="xs:int" default="0"&gt;</text:p>
      <text:p text:style-name="P7"><text:s text:c="6"/>&lt;xs:annotation&gt;</text:p>
      <text:p text:style-name="P7"><text:s text:c="8"/>&lt;xs:documentation&gt;</text:p>
      <text:p text:style-name="P7"><text:s text:c="10"/>Positive or negative offset between the </text:p>
      <text:p text:style-name="P7"><text:s text:c="10"/>address of the end of previous element and the </text:p>
      <text:p text:style-name="P7"><text:s text:c="10"/>start of this elements's contents. </text:p>
      <text:p text:style-name="P7"><text:s text:c="10"/>Offset of zero means that this element starts </text:p>
      <text:p text:style-name="P7"><text:s text:c="10"/>immediately after the previous one.</text:p>
      <text:p text:style-name="P7"><text:s text:c="8"/>&lt;/xs:documentation&gt;</text:p>
      <text:p text:style-name="P7"><text:s text:c="6"/>&lt;/xs:annotation&gt;</text:p>
      <text:p text:style-name="P7"><text:s text:c="4"/>&lt;/xs:attribute&gt;</text:p>
      <text:p text:style-name="P7"><text:s text:c="2"/>&lt;/xs:complexType&gt;</text:p>
      <text:p text:style-name="P7"><text:s text:c="2"/></text:p>
      <text:p text:style-name="P7"><text:s text:c="2"/>&lt;xs:complexType name="bitType"&gt;</text:p>
      <text:p text:style-name="P7"><text:s text:c="4"/>&lt;xs:sequence&gt;</text:p>
      <text:p text:style-name="P7"><text:s text:c="6"/>&lt;xs:element name="name" minOccurs="0" maxOccurs="1" /&gt;</text:p>
      <text:p text:style-name="P7"><text:s text:c="6"/>&lt;xs:element name="description" minOccurs="0" maxOccurs="1" /&gt;</text:p>
      <text:p text:style-name="P7"><text:s text:c="6"/>&lt;xs:element name="map" type="mapType" minOccurs="0" maxOccurs="1"&gt;</text:p>
      <text:p text:style-name="P7"><text:s text:c="8"/>&lt;xs:annotation&gt;</text:p>
      <text:p text:style-name="P7"><text:s text:c="10"/>&lt;xs:documentation&gt;</text:p>
      <text:p text:style-name="P7"><text:s text:c="12"/>The 'value' of each entry is displayed, and</text:p>
      <text:p text:style-name="P7"><text:s text:c="12"/>the 'property' content (number) is sent to/from the node</text:p>
      <text:p text:style-name="P7"><text:s text:c="10"/>&lt;/xs:documentation&gt;</text:p>
      <text:p text:style-name="P7"><text:s text:c="8"/>&lt;/xs:annotation&gt;</text:p>
      <text:p text:style-name="P7"><text:s text:c="6"/>&lt;/xs:element&gt;</text:p>
      <text:p text:style-name="P7"><text:s text:c="4"/>&lt;/xs:sequence&gt;</text:p>
      <text:p text:style-name="P7"><text:s text:c="4"/>&lt;xs:attribute name="size" type="xs:int" default="1"&gt;</text:p>
      <text:p text:style-name="P7"><text:s text:c="6"/>&lt;xs:annotation&gt;</text:p>
      <text:p text:style-name="P7"><text:s text:c="8"/>&lt;xs:documentation&gt;</text:p>
      <text:p text:style-name="P7"><text:s text:c="10"/>Storage size of this variable in bits.</text:p>
      <text:p text:style-name="P7"><text:s text:c="8"/>&lt;/xs:documentation&gt;</text:p>
      <text:p text:style-name="P7"><text:s text:c="6"/>&lt;/xs:annotation&gt;</text:p>
      <text:p text:style-name="P7"><text:s text:c="4"/>&lt;/xs:attribute&gt;</text:p>
      <text:p text:style-name="P7"><text:s text:c="4"/>&lt;xs:attribute name="offset" type="xs:int" default="0"&gt;</text:p>
      <text:p text:style-name="P7"><text:s text:c="6"/>&lt;xs:annotation&gt;</text:p>
      <text:p text:style-name="P7"><text:s text:c="8"/>&lt;xs:documentation&gt;</text:p>
      <text:p text:style-name="P7"><text:s text:c="10"/>Positive or negative offset between the address of the </text:p>
      <text:p text:style-name="P7"><text:s text:c="10"/>previous element and the start of this <text:change-end text:change-id="ct106102877805376"/><text:change text:change-id="ct106102877752000"/><text:change-start text:change-id="ct106102877836096"/>element<text:change-end text:change-id="ct106102877836096"/><text:change-start text:change-id="ct106102877742784"/>'s contents. </text:p>
      <text:p text:style-name="P7"><text:s text:c="10"/>Offset of zero means that this element starts immediately </text:p>
      <text:p text:style-name="P7"><text:s text:c="10"/>after the previous one.</text:p>
      <text:p text:style-name="P7"><text:s text:c="8"/>&lt;/xs:documentation&gt;</text:p>
      <text:p text:style-name="P7"><text:s text:c="6"/>&lt;/xs:annotation&gt;</text:p>
      <text:p text:style-name="P7"><text:s text:c="4"/>&lt;/xs:attribute&gt;</text:p>
      <text:p text:style-name="P7"><text:s text:c="2"/>&lt;/xs:complexType&gt;</text:p>
      <text:p text:style-name="P7"><text:s text:c="2"/></text:p>
      <text:p text:style-name="P7"><text:s text:c="2"/>&lt;xs:complexType name="stringType"&gt;</text:p>
      <text:p text:style-name="P7"><text:s text:c="4"/>&lt;xs:sequence&gt;</text:p>
      <text:p text:style-name="P7"><text:s text:c="6"/>&lt;xs:element name="name" minOccurs="0" maxOccurs="1" /&gt;</text:p>
      <text:p text:style-name="P7"><text:s text:c="6"/>&lt;xs:element name="description" minOccurs="0" maxOccurs="1" /&gt;</text:p>
      <text:p text:style-name="P7"><text:s text:c="6"/>&lt;xs:element name="map" type="mapType" minOccurs="0" maxOccurs="1" /&gt;</text:p>
      <text:p text:style-name="P7"><text:s text:c="4"/>&lt;/xs:sequence&gt;</text:p>
      <text:p text:style-name="P7"><text:s text:c="4"/>&lt;xs:attribute name="size" type="xs:int" use="required"&gt;</text:p>
      <text:p text:style-name="P7"><text:s text:c="6"/>&lt;xs:annotation&gt;</text:p>
      <text:p text:style-name="P7"><text:s text:c="8"/>&lt;xs:documentation&gt;</text:p>
      <text:p text:style-name="P7"><text:s text:c="10"/>Storage size of this variable in bytes. </text:p>
      <text:p text:style-name="P7"><text:s text:c="10"/>This includes the trailing null byte that </text:p>
      <text:p text:style-name="P7"><text:s text:c="10"/>terminates the string content.</text:p>
      <text:p text:style-name="P7"><text:s text:c="8"/>&lt;/xs:documentation&gt;</text:p>
      <text:p text:style-name="P7"><text:s text:c="6"/>&lt;/xs:annotation&gt;</text:p>
      <text:p text:style-name="P7"><text:s text:c="4"/>&lt;/xs:attribute&gt;</text:p>
      <text:p text:style-name="P7"><text:soft-page-break/><text:s text:c="4"/>&lt;xs:attribute name="offset" type="xs:int" default="0"&gt;</text:p>
      <text:p text:style-name="P7"><text:s text:c="6"/>&lt;xs:annotation&gt;</text:p>
      <text:p text:style-name="P7"><text:s text:c="8"/>&lt;xs:documentation&gt;</text:p>
      <text:p text:style-name="P7"><text:s text:c="10"/>Positive or negative offset between the address of the </text:p>
      <text:p text:style-name="P7"><text:s text:c="10"/>previous element and the start of this <text:change-end text:change-id="ct106102877742784"/><text:change text:change-id="ct106102877823424"/><text:change-start text:change-id="ct106102877778688"/>element<text:change-end text:change-id="ct106102877778688"/><text:change-start text:change-id="ct105553121991680"/>'s contents. </text:p>
      <text:p text:style-name="P7"><text:s text:c="10"/>Offset of zero means that this element starts </text:p>
      <text:p text:style-name="P7"><text:s text:c="10"/>immediately after the previous one.</text:p>
      <text:p text:style-name="P7"><text:s text:c="8"/>&lt;/xs:documentation&gt;</text:p>
      <text:p text:style-name="P7"><text:s text:c="6"/>&lt;/xs:annotation&gt;</text:p>
      <text:p text:style-name="P7"><text:s text:c="4"/>&lt;/xs:attribute&gt;</text:p>
      <text:p text:style-name="P7"><text:s text:c="2"/>&lt;/xs:complexType&gt;</text:p>
      <text:p text:style-name="P7"><text:s text:c="2"/></text:p>
      <text:p text:style-name="P7"><text:s text:c="2"/>&lt;xs:element name="cdi"&gt;</text:p>
      <text:p text:style-name="P7"><text:s text:c="4"/>&lt;xs:annotation&gt;</text:p>
      <text:p text:style-name="P7"><text:s text:c="6"/>&lt;xs:documentation&gt;</text:p>
      <text:p text:style-name="P7"><text:s text:c="8"/>This is the schema for Configuration </text:p>
      <text:p text:style-name="P7"><text:s text:c="8"/>Description Information (cdi)</text:p>
      <text:p text:style-name="P7"><text:s text:c="6"/>&lt;/xs:documentation&gt;</text:p>
      <text:p text:style-name="P7"><text:s text:c="4"/>&lt;/xs:annotation&gt;</text:p>
      <text:p text:style-name="P7"><text:s text:c="4"/>&lt;xs:complexType&gt;</text:p>
      <text:p text:style-name="P7"><text:s text:c="6"/>&lt;xs:sequence&gt;</text:p>
      <text:p text:style-name="P7"><text:s text:c="8"/>&lt;xs:element name="identification" minOccurs="0" maxOccurs="1"&gt;</text:p>
      <text:p text:style-name="P7"><text:s text:c="10"/>&lt;xs:annotation&gt;</text:p>
      <text:p text:style-name="P7"><text:s text:c="12"/>&lt;xs:documentation&gt;</text:p>
      <text:p text:style-name="P7"><text:s text:c="14"/>Common first element to identify the decoder</text:p>
      <text:p text:style-name="P7"><text:s text:c="12"/>&lt;/xs:documentation&gt;</text:p>
      <text:p text:style-name="P7"><text:s text:c="10"/>&lt;/xs:annotation&gt;</text:p>
      <text:p text:style-name="P7"><text:s text:c="10"/>&lt;xs:complexType&gt;</text:p>
      <text:p text:style-name="P7"><text:s text:c="12"/>&lt;xs:sequence&gt;</text:p>
      <text:p text:style-name="P7"><text:s text:c="14"/>&lt;xs:element name="manufacturer" minOccurs="0" maxOccurs="1" /&gt;</text:p>
      <text:p text:style-name="P7"><text:s text:c="14"/>&lt;xs:element name="model" minOccurs="0" maxOccurs="1" /&gt;</text:p>
      <text:p text:style-name="P7"><text:s text:c="14"/>&lt;xs:element name="hardwareVersion" minOccurs="0" maxOccurs="1" /&gt;</text:p>
      <text:p text:style-name="P7"><text:s text:c="14"/>&lt;xs:element name="softwareVersion" minOccurs="0" maxOccurs="1" /&gt;</text:p>
      <text:p text:style-name="P7"><text:s text:c="14"/>&lt;xs:element name="map" type="mapType" minOccurs="0" maxOccurs="1"&gt;</text:p>
      <text:p text:style-name="P7"><text:s text:c="16"/>&lt;xs:annotation&gt;</text:p>
      <text:p text:style-name="P7"><text:s text:c="18"/>&lt;xs:documentation&gt;</text:p>
      <text:p text:style-name="P7"><text:s text:c="20"/>This map can be used to add arbitrary key/value </text:p>
      <text:p text:style-name="P7"><text:s text:c="20"/>descriptions of the node.</text:p>
      <text:p text:style-name="P7"><text:s text:c="18"/>&lt;/xs:documentation&gt;</text:p>
      <text:p text:style-name="P7"><text:s text:c="16"/>&lt;/xs:annotation&gt;</text:p>
      <text:p text:style-name="P7"><text:s text:c="14"/>&lt;/xs:element&gt;</text:p>
      <text:p text:style-name="P7"><text:s text:c="12"/>&lt;/xs:sequence&gt;</text:p>
      <text:p text:style-name="P7"><text:s text:c="10"/>&lt;/xs:complexType&gt;</text:p>
      <text:p text:style-name="P7"><text:s text:c="8"/>&lt;/xs:element&gt;</text:p>
      <text:p text:style-name="P7"><text:s text:c="8"/>&lt;xs:element name="acdi" minOccurs="0" maxOccurs="1"&gt;</text:p>
      <text:p text:style-name="P7"><text:s text:c="10"/>&lt;xs:annotation&gt;</text:p>
      <text:p text:style-name="P7"><text:s text:c="12"/>&lt;xs:documentation&gt;</text:p>
      <text:p text:style-name="P7"><text:s text:c="14"/>Element that identifies that memory information is available </text:p>
      <text:p text:style-name="P7"><text:s text:c="14"/>as defined by the Abbreviated Common Description Information </text:p>
      <text:p text:style-name="P7"><text:s text:c="14"/>(ACDI) standard.</text:p>
      <text:p text:style-name="P7"><text:s text:c="12"/>&lt;/xs:documentation&gt;</text:p>
      <text:p text:style-name="P7"><text:s text:c="10"/>&lt;/xs:annotation&gt;</text:p>
      <text:p text:style-name="P7"><text:s text:c="10"/>&lt;xs:complexType&gt;</text:p>
      <text:p text:style-name="P7"><text:s text:c="12"/>&lt;xs:attribute name="fixed" type="xs:int" default="4"&gt;</text:p>
      <text:p text:style-name="P7"><text:s text:c="14"/>&lt;xs:annotation&gt;</text:p>
      <text:p text:style-name="P7"><text:s text:c="16"/>&lt;xs:documentation&gt;</text:p>
      <text:p text:style-name="P7"><text:s text:c="18"/>The decimal version number of the format for the fixed </text:p>
      <text:p text:style-name="P7"><text:s text:c="18"/>definition information. See ACDI Specification.</text:p>
      <text:p text:style-name="P7"><text:s text:c="16"/>&lt;/xs:documentation&gt;</text:p>
      <text:p text:style-name="P7"><text:s text:c="14"/>&lt;/xs:annotation&gt;</text:p>
      <text:p text:style-name="P7"><text:s text:c="12"/>&lt;/xs:attribute&gt;</text:p>
      <text:p text:style-name="P7"><text:s text:c="12"/>&lt;xs:attribute name="var" type="xs:int" default="2"&gt;</text:p>
      <text:p text:style-name="P7"><text:s text:c="14"/>&lt;xs:annotation&gt;</text:p>
      <text:p text:style-name="P7"><text:s text:c="16"/>&lt;xs:documentation&gt;</text:p>
      <text:p text:style-name="P7"><text:s text:c="18"/>The decimal version number of the format for </text:p>
      <text:p text:style-name="P7"><text:s text:c="18"/>the variable definition information. <text:s/>See ACDI Specification.</text:p>
      <text:p text:style-name="P7"><text:s text:c="16"/>&lt;/xs:documentation&gt;</text:p>
      <text:p text:style-name="P7"><text:s text:c="14"/>&lt;/xs:annotation&gt;</text:p>
      <text:p text:style-name="P7"><text:s text:c="12"/>&lt;/xs:attribute&gt;</text:p>
      <text:p text:style-name="P7"><text:s text:c="10"/>&lt;/xs:complexType&gt;</text:p>
      <text:p text:style-name="P7"><text:s text:c="8"/>&lt;/xs:element&gt;</text:p>
      <text:p text:style-name="P7"><text:s text:c="8"/>&lt;xs:element name="segment" minOccurs="0" maxOccurs="unbounded"&gt;</text:p>
      <text:p text:style-name="P7"><text:s text:c="10"/>&lt;xs:annotation&gt;</text:p>
      <text:p text:style-name="P7"><text:s text:c="12"/>&lt;xs:documentation&gt;</text:p>
      <text:p text:style-name="P7"><text:s text:c="14"/>Define the contents of a memory space</text:p>
      <text:p text:style-name="P7"><text:s text:c="12"/>&lt;/xs:documentation&gt;</text:p>
      <text:p text:style-name="P7"><text:s text:c="10"/>&lt;/xs:annotation&gt;</text:p>
      <text:p text:style-name="P7"><text:s text:c="10"/>&lt;xs:complexType&gt;</text:p>
      <text:p text:style-name="P7"><text:s text:c="12"/>&lt;xs:sequence&gt;</text:p>
      <text:p text:style-name="P7"><text:s text:c="14"/>&lt;xs:element name="name" minOccurs="0" maxOccurs="1" /&gt;</text:p>
      <text:p text:style-name="P7"><text:s text:c="14"/>&lt;xs:element name="description" minOccurs="0" maxOccurs="1" /&gt;</text:p>
      <text:p text:style-name="P7"><text:soft-page-break/><text:s text:c="14"/>&lt;xs:choice minOccurs="0" maxOccurs="unbounded"&gt;</text:p>
      <text:p text:style-name="P7"><text:s text:c="16"/>&lt;xs:annotation&gt;</text:p>
      <text:p text:style-name="P7"><text:s text:c="18"/>&lt;xs:documentation&gt;</text:p>
      <text:p text:style-name="P7"><text:s text:c="20"/>Allows any sequence of the contained element types</text:p>
      <text:p text:style-name="P7"><text:s text:c="18"/>&lt;/xs:documentation&gt;</text:p>
      <text:p text:style-name="P7"><text:s text:c="16"/>&lt;/xs:annotation&gt;</text:p>
      <text:p text:style-name="P7"><text:s text:c="16"/>&lt;xs:element name="group" type="groupType" minOccurs="0" maxOccurs="1"&gt;</text:p>
      <text:p text:style-name="P7"><text:s text:c="18"/>&lt;xs:annotation&gt;</text:p>
      <text:p text:style-name="P7"><text:s text:c="20"/>&lt;xs:documentation&gt;</text:p>
      <text:p text:style-name="P7"><text:s text:c="22"/>Allows grouping and replication of multiple locations.</text:p>
      <text:p text:style-name="P7"><text:s text:c="20"/>&lt;/xs:documentation&gt;</text:p>
      <text:p text:style-name="P7"><text:s text:c="18"/>&lt;/xs:annotation&gt;</text:p>
      <text:p text:style-name="P7"><text:s text:c="16"/>&lt;/xs:element&gt;</text:p>
      <text:p text:style-name="P7"><text:s text:c="16"/>&lt;xs:element name="bit" type="bitType" minOccurs="0" maxOccurs="1"&gt;</text:p>
      <text:p text:style-name="P7"><text:s text:c="18"/>&lt;xs:annotation&gt;</text:p>
      <text:p text:style-name="P7"><text:s text:c="20"/>&lt;xs:documentation&gt;</text:p>
      <text:p text:style-name="P7"><text:s text:c="22"/>Describes a bit field in the data. </text:p>
      <text:p text:style-name="P7"><text:s text:c="22"/>The field can be considered either a number, </text:p>
      <text:p text:style-name="P7"><text:s text:c="22"/>or a set of specific coded values via a map.</text:p>
      <text:p text:style-name="P7"><text:s text:c="20"/>&lt;/xs:documentation&gt;</text:p>
      <text:p text:style-name="P7"><text:s text:c="18"/>&lt;/xs:annotation&gt;</text:p>
      <text:p text:style-name="P7"><text:s text:c="16"/>&lt;/xs:element&gt;</text:p>
      <text:p text:style-name="P7"><text:s text:c="16"/>&lt;xs:element name="string" type="stringType" minOccurs="0" maxOccurs="1"&gt;</text:p>
      <text:p text:style-name="P7"><text:s text:c="18"/>&lt;xs:annotation&gt;</text:p>
      <text:p text:style-name="P7"><text:s text:c="20"/>&lt;xs:documentation&gt;</text:p>
      <text:p text:style-name="P7"><text:s text:c="22"/>Describes a human-readable UTF-8 string in the data.</text:p>
      <text:p text:style-name="P7"><text:s text:c="20"/>&lt;/xs:documentation&gt;</text:p>
      <text:p text:style-name="P7"><text:s text:c="18"/>&lt;/xs:annotation&gt;</text:p>
      <text:p text:style-name="P7"><text:s text:c="16"/>&lt;/xs:element&gt;</text:p>
      <text:p text:style-name="P7"><text:s text:c="16"/>&lt;xs:element name="int" type="intType" minOccurs="0" maxOccurs="1"&gt;</text:p>
      <text:p text:style-name="P7"><text:s text:c="18"/>&lt;xs:annotation&gt;</text:p>
      <text:p text:style-name="P7"><text:s text:c="20"/>&lt;xs:documentation&gt;</text:p>
      <text:p text:style-name="P7"><text:s text:c="22"/>Describes an integer value in the data. </text:p>
      <text:p text:style-name="P7"><text:s text:c="22"/>The field can be considered either a number, </text:p>
      <text:p text:style-name="P7"><text:s text:c="22"/>or a set of specific coded values via a map.</text:p>
      <text:p text:style-name="P7"><text:s text:c="20"/>&lt;/xs:documentation&gt;</text:p>
      <text:p text:style-name="P7"><text:s text:c="18"/>&lt;/xs:annotation&gt;</text:p>
      <text:p text:style-name="P7"><text:s text:c="16"/>&lt;/xs:element&gt;</text:p>
      <text:p text:style-name="P7"><text:s text:c="16"/>&lt;xs:element name="eventid" type="eventidType" minOccurs="0" maxOccurs="1"&gt;</text:p>
      <text:p text:style-name="P7"><text:s text:c="18"/>&lt;xs:annotation&gt;</text:p>
      <text:p text:style-name="P7"><text:s text:c="20"/>&lt;xs:documentation&gt;</text:p>
      <text:p text:style-name="P7"><text:s text:c="22"/>Describes an 8-byte Event ID in the data.</text:p>
      <text:p text:style-name="P7"><text:s text:c="20"/>&lt;/xs:documentation&gt;</text:p>
      <text:p text:style-name="P7"><text:s text:c="18"/>&lt;/xs:annotation&gt;</text:p>
      <text:p text:style-name="P7"><text:s text:c="16"/>&lt;/xs:element&gt;</text:p>
      <text:p text:style-name="P7"/>
      <text:p text:style-name="P7">&lt;!-- </text:p>
      <text:p text:style-name="P7"><text:s text:c="16"/>XML Schema 1.1 construct expressing extensibility promise</text:p>
      <text:p text:style-name="P7"><text:s text:c="16"/>&lt;xs:any minOccurs="0" maxOccurs="1" processContents="lax"&gt;</text:p>
      <text:p text:style-name="P7"><text:s text:c="16"/>&lt;xs:assert test="every $x in * satisfies </text:p>
      <text:p text:style-name="P7"><text:s text:c="36"/>(exists($x/@size) and $x/@size castable to xs:integer)"/&gt; </text:p>
      <text:p text:style-name="P7"><text:s text:c="16"/>&lt;xs:assert test="every $x in * satisfies </text:p>
      <text:p text:style-name="P7"><text:s text:c="36"/>(exists($x/@offset) and $x/@offset castable to xs:integer)"/&gt; </text:p>
      <text:p text:style-name="P7"><text:s text:c="18"/>&lt;xs:annotation&gt;</text:p>
      <text:p text:style-name="P7"><text:s text:c="20"/>&lt;xs:documentation&gt;</text:p>
      <text:p text:style-name="P7"><text:s text:c="22"/>Extension point for future schema</text:p>
      <text:p text:style-name="P7"><text:s text:c="20"/>&lt;/xs:documentation&gt;</text:p>
      <text:p text:style-name="P7"><text:s text:c="18"/>&lt;/xs:annotation&gt;</text:p>
      <text:p text:style-name="P7"><text:s text:c="16"/>&lt;/xs:any&gt;</text:p>
      <text:p text:style-name="P7"><text:s/>--&gt;</text:p>
      <text:p text:style-name="P7"><text:s text:c="16"/></text:p>
      <text:p text:style-name="P7"><text:s text:c="14"/>&lt;/xs:choice&gt;</text:p>
      <text:p text:style-name="P7"><text:s text:c="12"/>&lt;/xs:sequence&gt;</text:p>
      <text:p text:style-name="P7"><text:s text:c="12"/>&lt;xs:attribute name="space" type="xs:int" use="required"&gt;</text:p>
      <text:p text:style-name="P7"><text:s text:c="14"/>&lt;xs:annotation&gt;</text:p>
      <text:p text:style-name="P7"><text:s text:c="16"/>&lt;xs:documentation&gt;</text:p>
      <text:p text:style-name="P7"><text:s text:c="18"/>The decimal number of the address space where the information is found.</text:p>
      <text:p text:style-name="P7"><text:s text:c="16"/>&lt;/xs:documentation&gt;</text:p>
      <text:p text:style-name="P7"><text:s text:c="14"/>&lt;/xs:annotation&gt;</text:p>
      <text:p text:style-name="P7"><text:s text:c="12"/>&lt;/xs:attribute&gt;</text:p>
      <text:p text:style-name="P7"><text:s text:c="12"/>&lt;xs:attribute name="origin" type="xs:int" default="0"&gt;</text:p>
      <text:p text:style-name="P7"><text:s text:c="14"/>&lt;xs:annotation&gt;</text:p>
      <text:p text:style-name="P7"><text:s text:c="16"/>&lt;xs:documentation&gt;</text:p>
      <text:p text:style-name="P7"><text:s text:c="18"/>Starting address of the segment's contents </text:p>
      <text:p text:style-name="P7"><text:s text:c="18"/>within the memory space.</text:p>
      <text:p text:style-name="P7"><text:s text:c="16"/>&lt;/xs:documentation&gt;</text:p>
      <text:p text:style-name="P7"><text:s text:c="14"/>&lt;/xs:annotation&gt;</text:p>
      <text:p text:style-name="P7"><text:s text:c="12"/>&lt;/xs:attribute&gt;</text:p>
      <text:p text:style-name="P7"><text:s text:c="10"/>&lt;/xs:complexType&gt;</text:p>
      <text:p text:style-name="P7"><text:s text:c="8"/>&lt;/xs:element&gt;</text:p>
      <text:p text:style-name="P7"><text:s text:c="6"/>&lt;/xs:sequence&gt;</text:p>
      <text:p text:style-name="P7"><text:soft-page-break/><text:s text:c="4"/>&lt;/xs:complexType&gt;</text:p>
      <text:p text:style-name="P7"><text:s text:c="2"/>&lt;/xs:element&gt;</text:p>
      <text:p text:style-name="P7">&lt;/xs:schema&gt;<text:change-end text:change-id="ct105553121991680"/><text:change-start text:change-id="ct106652633652480"/><office:annotation><dc:creator>D Harris</dc:creator><dc:date>2015-02-14T14:18:51</dc:date><text:p text:style-name="P38"><text:span text:style-name="T8">Very good! <text:s/>Don't forget to update the Table of Contents. <text:s/></text:span></text:p></office:annotation><text:change-end text:change-id="ct10665263365248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Informative)<text:tab/>1</text:p>
          <text:p text:style-name="P24"><text:s/>4 Content (normative)<text:tab/>1</text:p>
          <text:p text:style-name="P24"><text:s/>5 Format (normative)<text:tab/>2</text:p>
          <text:p text:style-name="P25"><text:s/>5.1 XML Elements<text:tab/>2</text:p>
          <text:p text:style-name="P26"><text:s/>5.1.1 &lt;identification&gt; Element<text:tab/>2</text:p>
          <text:p text:style-name="P26"><text:s/>5.1.2 &lt;acdi&gt; Element<text:tab/>2</text:p>
          <text:p text:style-name="P26"><text:s/>5.1.3 &lt;segment&gt; Element<text:tab/>2</text:p>
          <text:p text:style-name="P24"><text:s/>6 Future Extension<text:tab/>2</text:p>
          <text:p text:style-name="P24"><text:s/>7 Appendix<text:tab/>2</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Ubuntu" svg:font-family="Ubuntu" style:font-family-generic="swiss"/>
    <style:font-face style:name="Courier New1" svg:font-family="'Courier New'" style:font-family-generic="modern" style:font-pitch="fixed"/>
    <style:font-face style:name="Courier" svg:font-family="Courier" style:font-family-generic="moder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4.748cm" fo:text-indent="-1.499cm" fo:margin-left="4.74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549cm" fo:text-indent="-1.801cm" fo:margin-left="6.54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849cm" fo:text-indent="-2.3cm" fo:margin-left="8.84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1.449cm" fo:text-indent="-2.6cm" fo:margin-left="11.44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25cm" fo:text-indent="-2.801cm" fo:margin-left="14.2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7.351cm" fo:text-indent="-3.101cm" fo:margin-left="17.35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107202387266304" text:id="ct107202387266304">
            <text:deletion>
              <office:change-info>
                <dc:creator>Bob Jacobsen</dc:creator>
                <dc:date>2015-02-07T15:26:00</dc:date>
              </office:change-info>
              <text:p text:style-name="MP1">-CAN</text:p>
            </text:deletion>
          </text:changed-region>
        </text:tracked-changes>
        <text:p text:style-name="MP1"><draw:custom-shape text:anchor-type="char" draw:z-index="10"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107202387266304"/> Configuration Desciption Information Standard</text:p>
      </style:header>
      <style:footer>
        <text:tracked-changes>
          <text:changed-region xml:id="ct105553121988416" text:id="ct105553121988416">
            <text:insertion>
              <office:change-info>
                <dc:creator>Bob Jacobsen</dc:creator>
                <dc:date>2015-02-07T15:25:00</dc:date>
              </office:change-info>
            </text:insertion>
          </text:changed-region>
        </text:tracked-changes>
        <text:p text:style-name="MP4"><text:span text:style-name="Page_20_Number"><text:span text:style-name="MT2">Copyright 2012</text:span></text:span><text:change-start text:change-id="ct105553121988416"/><text:span text:style-name="Page_20_Number"><text:span text:style-name="MT2">-2015</text:span></text:span><text:change-end text:change-id="ct10555312198841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date style:data-style-name="N75" text:date-value="2015-02-14T14:20:13.99">Feb 14, 2015</text:date></text:span></text:span></text:p>
      </style:footer>
    </style:master-page>
    <style:master-page style:name="First_20_Page" style:display-name="First Page" style:page-layout-name="Mpm2" style:next-style-name="Standard">
      <style:header>
        <text:tracked-changes>
          <text:changed-region xml:id="ct106102875694016" text:id="ct106102875694016">
            <text:format-change>
              <office:change-info>
                <dc:creator>Balazs Racz</dc:creator>
                <dc:date>2015-02-13T00:10:00</dc:date>
              </office:change-info>
            </text:format-change>
          </text:changed-region>
          <text:changed-region xml:id="ct106102877833792" text:id="ct106102877833792">
            <text:format-change>
              <office:change-info>
                <dc:creator>Balazs Racz</dc:creator>
                <dc:date>2015-02-13T00:10:00</dc:date>
              </office:change-info>
            </text:format-change>
          </text:changed-region>
          <text:changed-region xml:id="ct106102877797312" text:id="ct106102877797312">
            <text:deletion>
              <office:change-info>
                <dc:creator>Balazs Racz</dc:creator>
                <dc:date>2015-02-13T00:08:00</dc:date>
              </office:change-info>
              <text:p text:style-name="MP8">Preliminary</text:p>
            </text:deletion>
          </text:changed-region>
          <text:changed-region xml:id="ct106102877841088" text:id="ct106102877841088">
            <text:insertion>
              <office:change-info>
                <dc:creator>Balazs Racz</dc:creator>
                <dc:date>2015-02-13T00:08:00</dc:date>
              </office:change-info>
            </text:inser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0004027777778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1"><draw:image/></draw:frame></text:p>
            </table:table-cell>
            <table:table-cell table:style-name="Table1.B1" office:value-type="string">
              <text:p text:style-name="MP6"/>
            </table:table-cell>
            <table:table-cell table:style-name="Table1.C1" table:number-columns-spanned="2" office:value-type="string">
              <text:p text:style-name="MP7"><text:change-start text:change-id="ct106102875694016"/>OpenLCB Standard<text:change-end text:change-id="ct10610287569401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106102877833792"/>Configuration Description Information<text:change-end text:change-id="ct10610287783379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14:20:13.99">Feb 14, 2015</text:date></text:p>
            </table:table-cell>
            <table:table-cell table:style-name="Table1.C1" office:value-type="string">
              <text:p text:style-name="MP8"><text:change text:change-id="ct106102877797312"/><text:change-start text:change-id="ct106102877841088"/>In Review<text:change-end text:change-id="ct106102877841088"/></text:p>
            </table:table-cell>
          </table:table-row>
        </table:table>
        <text:p text:style-name="Header"/>
      </style:header>
      <style:footer>
        <text:tracked-changes>
          <text:changed-region xml:id="ct106102877820544" text:id="ct106102877820544">
            <text:insertion>
              <office:change-info>
                <dc:creator>Bob Jacobsen</dc:creator>
                <dc:date>2015-02-07T15:25:00</dc:date>
              </office:change-info>
            </text:insertion>
          </text:changed-region>
        </text:tracked-changes>
        <text:p text:style-name="MP9"><text:span text:style-name="Page_20_Number"><text:span text:style-name="MT2">Copyright 2012</text:span></text:span><text:change-start text:change-id="ct106102877820544"/><text:span text:style-name="Page_20_Number"><text:span text:style-name="MT2">-2015</text:span></text:span><text:change-end text:change-id="ct10610287782054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2</text:page-count></text:span></text:span><text:span text:style-name="Page_20_Number"><text:span text:style-name="MT4"> - </text:span></text:span><text:span text:style-name="Page_20_Number"><text:span text:style-name="MT2"><text:date style:data-style-name="N75" text:date-value="2015-02-14T14:20:13.99">Feb 14, 2015</text:date></text:span></text:span></text:p>
        <text:p text:style-name="MP10"/>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itle) Standard</dc:title>
    <meta:initial-creator>Alex Shepherd</meta:initial-creator>
    <meta:creation-date>2009-01-22T07:11:27</meta:creation-date>
    <meta:editing-cycles>121</meta:editing-cycles>
    <meta:editing-duration>PT17H53M51S</meta:editing-duration>
    <meta:generator>OpenOffice/4.1.1$Unix OpenOffice.org_project/411m6$Build-9775</meta:generator>
    <dc:date>2015-02-14T14:20:14</dc:date>
    <meta:document-statistic meta:table-count="3" meta:image-count="1" meta:object-count="0" meta:page-count="12" meta:paragraph-count="520" meta:word-count="3078" meta:character-count="26046"/>
    <dc:creator>D Harris</dc:creator>
    <meta:user-defined meta:name="Info 1"/>
    <meta:user-defined meta:name="Info 2"/>
    <meta:user-defined meta:name="Info 3"/>
    <meta:user-defined meta:name="Info 4"/>
  </office:meta>
</office:document-meta>
</file>